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01cm" fo:margin-left="0cm" fo:break-before="page" table:align="left"/>
    </style:style>
    <style:style style:name="Table1.A" style:family="table-column">
      <style:table-column-properties style:column-width="5.398cm"/>
    </style:style>
    <style:style style:name="Table1.B" style:family="table-column">
      <style:table-column-properties style:column-width="4.895cm"/>
    </style:style>
    <style:style style:name="Table1.C" style:family="table-column">
      <style:table-column-properties style:column-width="6.8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1.281cm"/>
    </style:style>
    <style:style style:name="Table1.9" style:family="table-row">
      <style:table-row-properties style:min-row-height="5.948cm"/>
    </style:style>
    <style:style style:name="Table1.10" style:family="table-row">
      <style:table-row-properties style:min-row-height="1.845cm"/>
    </style:style>
    <style:style style:name="Table1.11" style:family="table-row">
      <style:table-row-properties style:min-row-height="3.657cm"/>
    </style:style>
    <style:style style:name="Table1.13" style:family="table-row">
      <style:table-row-properties style:min-row-height="1.201cm"/>
    </style:style>
    <style:style style:name="Table1.17" style:family="table-row">
      <style:table-row-properties style:min-row-height="2.247cm"/>
    </style:style>
    <style:style style:name="Table1.27" style:family="table-row">
      <style:table-row-properties style:min-row-height="4.073cm"/>
    </style:style>
    <style:style style:name="P1" style:family="paragraph" style:parent-style-name="Standard">
      <style:text-properties fo:color="#000000" style:text-underline-style="none" officeooo:rsid="000ad474" officeooo:paragraph-rsid="000ad474" fo:background-color="transparent"/>
    </style:style>
    <style:style style:name="P2" style:family="paragraph" style:parent-style-name="Standard">
      <style:text-properties fo:color="#000000" style:text-underline-style="none" officeooo:rsid="000ad474" officeooo:paragraph-rsid="000c8593" fo:background-color="transparent"/>
    </style:style>
    <style:style style:name="P3" style:family="paragraph" style:parent-style-name="Standard">
      <style:text-properties fo:color="#000000" style:text-underline-style="none" officeooo:rsid="000ad474" officeooo:paragraph-rsid="000e4835" fo:background-color="transparent"/>
    </style:style>
    <style:style style:name="P4" style:family="paragraph" style:parent-style-name="Standard">
      <style:text-properties fo:color="#000000" style:text-underline-style="none" officeooo:rsid="000c8593" officeooo:paragraph-rsid="000c8593" fo:background-color="transparent"/>
    </style:style>
    <style:style style:name="P5" style:family="paragraph" style:parent-style-name="Standard">
      <style:text-properties fo:color="#000000" style:text-underline-style="none" officeooo:rsid="000e4835" officeooo:paragraph-rsid="000e4835" fo:background-color="transparent"/>
    </style:style>
    <style:style style:name="P6" style:family="paragraph" style:parent-style-name="Standard">
      <style:text-properties fo:color="#000000" style:text-underline-style="none" fo:font-weight="bold" officeooo:rsid="000ad474" officeooo:paragraph-rsid="000ad474" fo:background-color="transparent" style:font-weight-asian="bold" style:font-weight-complex="bold"/>
    </style:style>
    <style:style style:name="P7" style:family="paragraph" style:parent-style-name="Standard">
      <style:text-properties fo:color="#000000" style:text-underline-style="none" fo:font-weight="bold" officeooo:rsid="000c8593" officeooo:paragraph-rsid="000c8593" fo:background-color="transparent" style:font-weight-asian="bold" style:font-weight-complex="bold"/>
    </style:style>
    <style:style style:name="P8" style:family="paragraph" style:parent-style-name="Standard">
      <style:text-properties fo:color="#000000" style:text-underline-style="none" fo:font-weight="bold" officeooo:rsid="000e4835" officeooo:paragraph-rsid="000e4835" fo:background-color="transparent" style:font-weight-asian="bold" style:font-weight-complex="bold"/>
    </style:style>
    <style:style style:name="P9" style:family="paragraph" style:parent-style-name="Standard">
      <style:text-properties fo:color="#000000" style:text-underline-style="none" fo:font-weight="normal" officeooo:rsid="000e4835" officeooo:paragraph-rsid="000e4835" fo:background-color="transparent" style:font-weight-asian="normal" style:font-weight-complex="normal"/>
    </style:style>
    <style:style style:name="P10" style:family="paragraph" style:parent-style-name="Standard">
      <style:text-properties fo:color="#000000" style:text-underline-style="none" fo:font-weight="normal" officeooo:rsid="000ad474" officeooo:paragraph-rsid="000ad474" fo:background-color="transparent" style:font-size-asian="12.75pt" style:font-weight-asian="normal" style:font-weight-complex="normal" loext:padding="0cm" loext:border="none"/>
    </style:style>
    <style:style style:name="P11" style:family="paragraph" style:parent-style-name="Standard">
      <style:text-properties fo:color="#000000" officeooo:paragraph-rsid="000ad474" fo:background-color="transparent"/>
    </style:style>
    <style:style style:name="P12" style:family="paragraph" style:parent-style-name="Standard">
      <style:text-properties fo:color="#000000" officeooo:paragraph-rsid="000e4835"/>
    </style:style>
    <style:style style:name="P13" style:family="paragraph" style:parent-style-name="Standard">
      <style:text-properties fo:color="#000000" officeooo:paragraph-rsid="000f754b"/>
    </style:style>
    <style:style style:name="P14" style:family="paragraph" style:parent-style-name="Standard">
      <style:text-properties fo:color="#000000" officeooo:rsid="000f754b" officeooo:paragraph-rsid="000f754b"/>
    </style:style>
    <style:style style:name="P15" style:family="paragraph" style:parent-style-name="Standard">
      <style:text-properties fo:color="#000000" officeooo:rsid="00107e10" officeooo:paragraph-rsid="00107e10"/>
    </style:style>
    <style:style style:name="P16" style:family="paragraph" style:parent-style-name="Standard">
      <style:text-properties fo:color="#000000" officeooo:rsid="001212b4" officeooo:paragraph-rsid="001212b4"/>
    </style:style>
    <style:style style:name="P17" style:family="paragraph" style:parent-style-name="Standard">
      <style:text-properties fo:color="#000000" officeooo:rsid="0013ebe7" officeooo:paragraph-rsid="0013ebe7"/>
    </style:style>
    <style:style style:name="P18" style:family="paragraph" style:parent-style-name="Standard">
      <style:text-properties fo:color="#000000" officeooo:rsid="00155cd8" officeooo:paragraph-rsid="00155cd8"/>
    </style:style>
    <style:style style:name="P19" style:family="paragraph" style:parent-style-name="Standard">
      <style:text-properties fo:color="#000000" officeooo:rsid="00173716" officeooo:paragraph-rsid="00173716"/>
    </style:style>
    <style:style style:name="P20" style:family="paragraph" style:parent-style-name="Standard">
      <style:text-properties fo:color="#000000" fo:font-size="15pt" style:text-underline-style="none" fo:font-weight="bold" officeooo:rsid="00173716" officeooo:paragraph-rsid="00173716" fo:background-color="transparent" style:font-size-asian="15pt" style:font-weight-asian="bold" style:font-size-complex="15pt" style:font-weight-complex="bold"/>
    </style:style>
    <style:style style:name="P21" style:family="paragraph" style:parent-style-name="Standard">
      <style:text-properties fo:color="#000000" fo:font-size="15pt" style:text-underline-style="none" officeooo:rsid="000ad474" officeooo:paragraph-rsid="000ad474" fo:background-color="transparent" style:font-size-asian="15pt" style:font-size-complex="15pt"/>
    </style:style>
    <style:style style:name="P22" style:family="paragraph" style:parent-style-name="Standard">
      <style:text-properties fo:color="#000000" officeooo:rsid="0017e726" officeooo:paragraph-rsid="0017e726"/>
    </style:style>
    <style:style style:name="P23" style:family="paragraph" style:parent-style-name="Standard">
      <style:text-properties fo:color="#000000" officeooo:rsid="0018b8b8" officeooo:paragraph-rsid="0018b8b8"/>
    </style:style>
    <style:style style:name="P24" style:family="paragraph" style:parent-style-name="Standard">
      <style:text-properties fo:color="#000000" officeooo:rsid="001d6494" officeooo:paragraph-rsid="001d6494"/>
    </style:style>
    <style:style style:name="P25" style:family="paragraph" style:parent-style-name="Standard">
      <style:text-properties fo:color="#000000" officeooo:rsid="001df2fb" officeooo:paragraph-rsid="001df2fb"/>
    </style:style>
    <style:style style:name="P26" style:family="paragraph" style:parent-style-name="Standard">
      <style:text-properties fo:color="#000000" officeooo:rsid="001fcca7" officeooo:paragraph-rsid="001fcca7"/>
    </style:style>
    <style:style style:name="P27" style:family="paragraph" style:parent-style-name="Standard">
      <style:text-properties fo:color="#000000" officeooo:rsid="001fcca7" officeooo:paragraph-rsid="0020f3bd"/>
    </style:style>
    <style:style style:name="P28" style:family="paragraph" style:parent-style-name="Standard">
      <style:text-properties fo:color="#000000" officeooo:rsid="0020f3bd" officeooo:paragraph-rsid="0020f3bd"/>
    </style:style>
    <style:style style:name="P29" style:family="paragraph" style:parent-style-name="Standard">
      <style:text-properties fo:color="#000000" officeooo:rsid="00213738" officeooo:paragraph-rsid="00213738"/>
    </style:style>
    <style:style style:name="P30" style:family="paragraph" style:parent-style-name="Standard">
      <style:text-properties fo:color="#000000" officeooo:rsid="00238eb9" officeooo:paragraph-rsid="00238eb9"/>
    </style:style>
    <style:style style:name="P31" style:family="paragraph" style:parent-style-name="Standard">
      <style:text-properties fo:color="#000000" officeooo:rsid="0024a5b1" officeooo:paragraph-rsid="0024a5b1"/>
    </style:style>
    <style:style style:name="P32" style:family="paragraph" style:parent-style-name="Standard">
      <style:text-properties fo:color="#000000" officeooo:rsid="002633ab" officeooo:paragraph-rsid="002633ab"/>
    </style:style>
    <style:style style:name="P33" style:family="paragraph" style:parent-style-name="Standard">
      <style:text-properties fo:color="#000000" officeooo:rsid="002718bf" officeooo:paragraph-rsid="002718bf"/>
    </style:style>
    <style:style style:name="P34" style:family="paragraph" style:parent-style-name="Standard">
      <style:text-properties fo:color="#000000" officeooo:rsid="00287a3f" officeooo:paragraph-rsid="00287a3f"/>
    </style:style>
    <style:style style:name="P35" style:family="paragraph" style:parent-style-name="Standard">
      <style:text-properties fo:color="#000000" officeooo:rsid="00121277" officeooo:paragraph-rsid="00121277"/>
    </style:style>
    <style:style style:name="P36" style:family="paragraph" style:parent-style-name="Standard">
      <style:text-properties fo:color="#000000" officeooo:rsid="0029911b" officeooo:paragraph-rsid="0029911b"/>
    </style:style>
    <style:style style:name="P37" style:family="paragraph" style:parent-style-name="Standard">
      <style:paragraph-properties style:line-height-at-least="0.635cm" fo:text-align="start" style:justify-single-word="false"/>
    </style:style>
    <style:style style:name="P38" style:family="paragraph" style:parent-style-name="Standard">
      <style:paragraph-properties style:line-height-at-least="0.635cm" fo:text-align="start" style:justify-single-word="false"/>
      <style:text-properties officeooo:paragraph-rsid="000f754b"/>
    </style:style>
    <style:style style:name="P39" style:family="paragraph" style:parent-style-name="Standard">
      <style:paragraph-properties style:line-height-at-least="0.635cm" fo:text-align="start" style:justify-single-word="false"/>
      <style:text-properties officeooo:paragraph-rsid="001212b4"/>
    </style:style>
    <style:style style:name="P40" style:family="paragraph" style:parent-style-name="Standard">
      <style:paragraph-properties style:line-height-at-least="0.635cm" fo:text-align="start" style:justify-single-word="false"/>
      <style:text-properties officeooo:paragraph-rsid="0013ebe7"/>
    </style:style>
    <style:style style:name="P41" style:family="paragraph" style:parent-style-name="Standard">
      <style:paragraph-properties style:line-height-at-least="0.635cm" fo:text-align="start" style:justify-single-word="false"/>
      <style:text-properties officeooo:paragraph-rsid="00155cd8"/>
    </style:style>
    <style:style style:name="P42" style:family="paragraph" style:parent-style-name="Standard">
      <style:paragraph-properties style:line-height-at-least="0.635cm" fo:text-align="start" style:justify-single-word="false"/>
      <style:text-properties officeooo:paragraph-rsid="00173716"/>
    </style:style>
    <style:style style:name="P43" style:family="paragraph" style:parent-style-name="Standard">
      <style:paragraph-properties style:line-height-at-least="0.635cm" fo:text-align="start" style:justify-single-word="false"/>
      <style:text-properties officeooo:paragraph-rsid="0020f3bd"/>
    </style:style>
    <style:style style:name="P44" style:family="paragraph" style:parent-style-name="Standard">
      <style:paragraph-properties style:line-height-at-least="0.635cm" fo:text-align="start" style:justify-single-word="false"/>
      <style:text-properties officeooo:paragraph-rsid="0024a5b1"/>
    </style:style>
    <style:style style:name="P45" style:family="paragraph" style:parent-style-name="Standard">
      <style:paragraph-properties style:line-height-at-least="0.635cm" fo:text-align="start" style:justify-single-word="false"/>
      <style:text-properties officeooo:paragraph-rsid="002633ab"/>
    </style:style>
    <style:style style:name="P46" style:family="paragraph" style:parent-style-name="Standard">
      <style:paragraph-properties style:line-height-at-least="0.635cm" fo:text-align="start" style:justify-single-word="false"/>
      <style:text-properties officeooo:paragraph-rsid="002718bf"/>
    </style:style>
    <style:style style:name="P47" style:family="paragraph" style:parent-style-name="Standard">
      <style:paragraph-properties style:line-height-at-least="0.635cm" fo:text-align="start" style:justify-single-word="false"/>
      <style:text-properties officeooo:paragraph-rsid="00287a3f"/>
    </style:style>
    <style:style style:name="P48" style:family="paragraph" style:parent-style-name="Standard">
      <style:paragraph-properties style:line-height-at-least="0.635cm" fo:text-align="center" style:justify-single-word="false"/>
    </style:style>
    <style:style style:name="P49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loext:padding="0cm" loext:border="none"/>
    </style:style>
    <style:style style:name="P50" style:family="paragraph" style:parent-style-name="Standard">
      <style:paragraph-properties style:line-height-at-least="0.556cm" fo:text-align="start" style:justify-single-word="false"/>
      <style:text-properties fo:color="#5f5f5f" fo:font-size="12.75pt" fo:font-weight="normal" loext:padding="0cm" loext:border="none"/>
    </style:style>
    <style:style style:name="P51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style:font-size-asian="12.75pt" style:font-weight-asian="bold" loext:padding="0cm" loext:border="none"/>
    </style:style>
    <style:style style:name="P52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officeooo:rsid="00173716" officeooo:paragraph-rsid="00173716" style:font-size-asian="12.75pt" style:font-weight-asian="bold" loext:padding="0cm" loext:border="none"/>
    </style:style>
    <style:style style:name="P53" style:family="paragraph" style:parent-style-name="Standard">
      <style:paragraph-properties style:line-height-at-least="0.635cm" fo:text-align="start" style:justify-single-word="false"/>
      <style:text-properties fo:color="#5f5f5f" style:font-size-asian="12.75pt" style:font-weight-asian="bold" loext:padding="0cm" loext:border="none"/>
    </style:style>
    <style:style style:name="P54" style:family="paragraph" style:parent-style-name="Standard">
      <style:paragraph-properties style:line-height-at-least="0.635cm" fo:text-align="start" style:justify-single-word="false"/>
      <style:text-properties fo:color="#5f5f5f" officeooo:paragraph-rsid="000f754b" style:font-size-asian="12.75pt" style:font-weight-asian="bold" loext:padding="0cm" loext:border="none"/>
    </style:style>
    <style:style style:name="P55" style:family="paragraph" style:parent-style-name="Standard">
      <style:paragraph-properties style:line-height-at-least="0.635cm" fo:text-align="start" style:justify-single-word="false"/>
      <style:text-properties fo:color="#5f5f5f" officeooo:paragraph-rsid="00155cd8" style:font-size-asian="12.75pt" style:font-weight-asian="bold" loext:padding="0cm" loext:border="none"/>
    </style:style>
    <style:style style:name="P56" style:family="paragraph" style:parent-style-name="Standard">
      <style:paragraph-properties style:line-height-at-least="0.635cm" fo:text-align="start" style:justify-single-word="false"/>
      <style:text-properties fo:color="#5f5f5f" officeooo:paragraph-rsid="0020f3bd" loext:padding="0cm" loext:border="none"/>
    </style:style>
    <style:style style:name="P57" style:family="paragraph" style:parent-style-name="Standard">
      <style:paragraph-properties style:line-height-at-least="0.635cm" fo:text-align="start" style:justify-single-word="false"/>
      <style:text-properties fo:color="#1cb0f6" officeooo:paragraph-rsid="000f754b" style:font-size-asian="12.75pt" style:font-weight-asian="bold" loext:padding="0cm" loext:border="none"/>
    </style:style>
    <style:style style:name="P58" style:family="paragraph" style:parent-style-name="Standard">
      <style:paragraph-properties style:line-height-at-least="0.635cm" fo:text-align="start" style:justify-single-word="false"/>
      <style:text-properties fo:font-variant="normal" fo:text-transform="none" fo:color="#000000" fo:font-size="12pt" fo:letter-spacing="normal" fo:font-weight="normal" officeooo:rsid="00107e10" officeooo:paragraph-rsid="00107e10" style:font-name-asian="sans-serif" style:font-size-asian="12pt" style:font-style-asian="normal" style:font-weight-asian="normal" style:font-size-complex="12pt" style:font-weight-complex="normal"/>
    </style:style>
    <style:style style:name="P59" style:family="paragraph" style:parent-style-name="Standard">
      <style:paragraph-properties style:line-height-at-least="0.635cm" fo:text-align="start" style:justify-single-word="false"/>
      <style:text-properties fo:font-variant="normal" fo:text-transform="none" fo:color="#000000" fo:font-size="12pt" fo:letter-spacing="normal" fo:font-weight="normal" officeooo:rsid="00121277" officeooo:paragraph-rsid="00121277" style:font-name-asian="sans-serif" style:font-size-asian="12pt" style:font-style-asian="normal" style:font-weight-asian="normal" style:font-size-complex="12pt" style:font-weight-complex="normal"/>
    </style:style>
    <style:style style:name="P60" style:family="paragraph" style:parent-style-name="Standard">
      <style:text-properties fo:font-variant="normal" fo:text-transform="none" fo:color="#000000" fo:font-size="12pt" fo:letter-spacing="normal" officeooo:paragraph-rsid="00287a3f" style:font-size-asian="12pt" style:font-size-complex="12pt"/>
    </style:style>
    <style:style style:name="P61" style:family="paragraph" style:parent-style-name="Standard">
      <style:paragraph-properties style:line-height-at-least="0.635cm" fo:text-align="start" style:justify-single-word="false"/>
      <style:text-properties officeooo:rsid="0018b8b8" officeooo:paragraph-rsid="0018b8b8"/>
    </style:style>
    <style:style style:name="P62" style:family="paragraph" style:parent-style-name="Standard">
      <style:paragraph-properties style:line-height-at-least="0.688cm" fo:text-align="start" style:justify-single-word="false"/>
    </style:style>
    <style:style style:name="P63" style:family="paragraph" style:parent-style-name="Standard">
      <style:paragraph-properties style:line-height-at-least="0.688cm" fo:text-align="start" style:justify-single-word="false"/>
      <style:text-properties officeooo:paragraph-rsid="00238eb9"/>
    </style:style>
    <style:style style:name="P64" style:family="paragraph" style:parent-style-name="Standard">
      <style:text-properties officeooo:paragraph-rsid="00287a3f"/>
    </style:style>
    <style:style style:name="P65" style:family="paragraph" style:parent-style-name="Table_20_Contents">
      <style:text-properties officeooo:rsid="000e582e" officeooo:paragraph-rsid="000e582e"/>
    </style:style>
    <style:style style:name="P66" style:family="paragraph" style:parent-style-name="Table_20_Contents">
      <style:text-properties fo:font-weight="bold" officeooo:rsid="000e582e" officeooo:paragraph-rsid="000e582e" style:font-weight-asian="bold" style:font-weight-complex="bold"/>
    </style:style>
    <style:style style:name="P67" style:family="paragraph" style:parent-style-name="Table_20_Contents">
      <style:text-properties officeooo:rsid="000f754b" officeooo:paragraph-rsid="000f754b"/>
    </style:style>
    <style:style style:name="P68" style:family="paragraph" style:parent-style-name="Table_20_Contents">
      <style:text-properties officeooo:rsid="00107e10" officeooo:paragraph-rsid="00107e10"/>
    </style:style>
    <style:style style:name="P69" style:family="paragraph" style:parent-style-name="Table_20_Contents">
      <style:text-properties officeooo:rsid="00121277" officeooo:paragraph-rsid="00121277"/>
    </style:style>
    <style:style style:name="P70" style:family="paragraph" style:parent-style-name="Table_20_Contents">
      <style:text-properties officeooo:rsid="001212b4" officeooo:paragraph-rsid="001212b4"/>
    </style:style>
    <style:style style:name="P71" style:family="paragraph" style:parent-style-name="Table_20_Contents">
      <style:text-properties officeooo:rsid="0013ebe7" officeooo:paragraph-rsid="0013ebe7"/>
    </style:style>
    <style:style style:name="P72" style:family="paragraph" style:parent-style-name="Table_20_Contents">
      <style:text-properties fo:font-weight="normal" officeooo:rsid="0013ebe7" officeooo:paragraph-rsid="0013ebe7" style:font-weight-asian="normal" style:font-weight-complex="normal"/>
    </style:style>
    <style:style style:name="P73" style:family="paragraph" style:parent-style-name="Table_20_Contents">
      <style:text-properties fo:font-weight="normal" officeooo:rsid="00155cd8" officeooo:paragraph-rsid="00155cd8" style:font-weight-asian="normal" style:font-weight-complex="normal"/>
    </style:style>
    <style:style style:name="P74" style:family="paragraph" style:parent-style-name="Table_20_Contents">
      <style:text-properties fo:font-weight="normal" officeooo:rsid="00173716" officeooo:paragraph-rsid="00173716" style:font-weight-asian="normal" style:font-weight-complex="normal"/>
    </style:style>
    <style:style style:name="P75" style:family="paragraph" style:parent-style-name="Table_20_Contents">
      <style:text-properties fo:font-weight="normal" officeooo:rsid="0017e726" officeooo:paragraph-rsid="0017e726" style:font-weight-asian="normal" style:font-weight-complex="normal"/>
    </style:style>
    <style:style style:name="P76" style:family="paragraph" style:parent-style-name="Table_20_Contents">
      <style:text-properties fo:font-weight="normal" officeooo:rsid="0018b8b8" officeooo:paragraph-rsid="0018b8b8" style:font-weight-asian="normal" style:font-weight-complex="normal"/>
    </style:style>
    <style:style style:name="P77" style:family="paragraph" style:parent-style-name="Table_20_Contents">
      <style:text-properties fo:font-weight="normal" officeooo:rsid="001a97b0" officeooo:paragraph-rsid="001a97b0" style:font-weight-asian="normal" style:font-weight-complex="normal"/>
    </style:style>
    <style:style style:name="P78" style:family="paragraph" style:parent-style-name="Table_20_Contents">
      <style:text-properties fo:font-weight="normal" officeooo:rsid="001d6494" officeooo:paragraph-rsid="001d6494" style:font-weight-asian="normal" style:font-weight-complex="normal"/>
    </style:style>
    <style:style style:name="P79" style:family="paragraph" style:parent-style-name="Table_20_Contents">
      <style:text-properties fo:font-weight="normal" officeooo:rsid="001df2fb" officeooo:paragraph-rsid="001df2fb" style:font-weight-asian="normal" style:font-weight-complex="normal"/>
    </style:style>
    <style:style style:name="P80" style:family="paragraph" style:parent-style-name="Table_20_Contents">
      <style:text-properties fo:font-weight="normal" officeooo:rsid="001fcca7" officeooo:paragraph-rsid="001fcca7" style:font-weight-asian="normal" style:font-weight-complex="normal"/>
    </style:style>
    <style:style style:name="P81" style:family="paragraph" style:parent-style-name="Table_20_Contents">
      <style:text-properties fo:font-weight="normal" officeooo:rsid="0020f3bd" officeooo:paragraph-rsid="0020f3bd" style:font-weight-asian="normal" style:font-weight-complex="normal"/>
    </style:style>
    <style:style style:name="P82" style:family="paragraph" style:parent-style-name="Table_20_Contents">
      <style:text-properties fo:font-weight="normal" officeooo:rsid="00213738" officeooo:paragraph-rsid="00213738" style:font-weight-asian="normal" style:font-weight-complex="normal"/>
    </style:style>
    <style:style style:name="P83" style:family="paragraph" style:parent-style-name="Table_20_Contents">
      <style:text-properties fo:font-weight="normal" officeooo:rsid="00238eb9" officeooo:paragraph-rsid="00238eb9" style:font-weight-asian="normal" style:font-weight-complex="normal"/>
    </style:style>
    <style:style style:name="P84" style:family="paragraph" style:parent-style-name="Table_20_Contents">
      <style:text-properties fo:font-weight="normal" officeooo:rsid="0024a5b1" officeooo:paragraph-rsid="0024a5b1" style:font-weight-asian="normal" style:font-weight-complex="normal"/>
    </style:style>
    <style:style style:name="P85" style:family="paragraph" style:parent-style-name="Table_20_Contents">
      <style:text-properties fo:font-weight="normal" officeooo:rsid="002633ab" officeooo:paragraph-rsid="002633ab" style:font-weight-asian="normal" style:font-weight-complex="normal"/>
    </style:style>
    <style:style style:name="P86" style:family="paragraph" style:parent-style-name="Table_20_Contents">
      <style:text-properties fo:font-weight="normal" officeooo:rsid="002718bf" officeooo:paragraph-rsid="002718bf" style:font-weight-asian="normal" style:font-weight-complex="normal"/>
    </style:style>
    <style:style style:name="P87" style:family="paragraph" style:parent-style-name="Table_20_Contents">
      <style:text-properties fo:font-weight="normal" officeooo:rsid="00287a3f" officeooo:paragraph-rsid="00287a3f" style:font-weight-asian="normal" style:font-weight-complex="normal"/>
    </style:style>
    <style:style style:name="P88" style:family="paragraph" style:parent-style-name="Table_20_Contents">
      <style:text-properties fo:font-weight="normal" officeooo:rsid="0029911b" officeooo:paragraph-rsid="0029911b" style:font-weight-asian="normal" style:font-weight-complex="normal"/>
    </style:style>
    <style:style style:name="P89" style:family="paragraph" style:parent-style-name="Table_20_Contents">
      <style:text-properties officeooo:rsid="0017e726" officeooo:paragraph-rsid="0017e726"/>
    </style:style>
    <style:style style:name="P90" style:family="paragraph" style:parent-style-name="Standard" style:list-style-name="L1">
      <style:text-properties fo:color="#000000" style:text-underline-style="none" officeooo:rsid="000c8593" officeooo:paragraph-rsid="000c8593" fo:background-color="transparent"/>
    </style:style>
    <style:style style:name="P91" style:family="paragraph" style:parent-style-name="Standard" style:list-style-name="L7">
      <style:text-properties fo:color="#000000" style:text-underline-style="none" fo:font-weight="normal" officeooo:rsid="000e4835" officeooo:paragraph-rsid="000e4835" fo:background-color="transparent" style:font-weight-asian="normal" style:font-weight-complex="normal"/>
    </style:style>
    <style:style style:name="P92" style:family="paragraph" style:parent-style-name="Standard" style:list-style-name="L2">
      <style:text-properties fo:color="#000000" fo:font-size="12.75pt" fo:font-weight="normal" officeooo:paragraph-rsid="000f754b" style:font-size-asian="12.75pt" style:font-weight-asian="bold" loext:padding="0cm" loext:border="none"/>
    </style:style>
    <style:style style:name="P93" style:family="paragraph" style:parent-style-name="Standard" style:list-style-name="L2">
      <style:paragraph-properties style:line-height-at-least="0.635cm" fo:text-align="start" style:justify-single-word="false"/>
      <style:text-properties fo:color="#000000" fo:font-weight="normal" style:font-size-asian="12.75pt" style:font-weight-asian="normal" style:font-weight-complex="normal" loext:padding="0cm" loext:border="none"/>
    </style:style>
    <style:style style:name="P94" style:family="paragraph" style:parent-style-name="Standard" style:list-style-name="L4">
      <style:text-properties fo:color="#000000" officeooo:rsid="00173716" officeooo:paragraph-rsid="00173716"/>
    </style:style>
    <style:style style:name="P95" style:family="paragraph" style:parent-style-name="Standard" style:list-style-name="L5">
      <style:text-properties fo:color="#000000" officeooo:rsid="0020f3bd" officeooo:paragraph-rsid="0020f3bd"/>
    </style:style>
    <style:style style:name="P96" style:family="paragraph" style:parent-style-name="Standard" style:list-style-name="L6">
      <style:text-properties fo:color="#000000" fo:font-size="15pt" style:text-underline-style="none" fo:font-weight="normal" officeooo:rsid="00173716" officeooo:paragraph-rsid="00173716" fo:background-color="transparent" style:font-size-asian="15pt" style:font-weight-asian="normal" style:font-size-complex="15pt" style:font-weight-complex="normal"/>
    </style:style>
    <style:style style:name="P97" style:family="paragraph" style:parent-style-name="Standard" style:list-style-name="L6">
      <style:text-properties fo:color="#000000" fo:font-size="15pt" style:text-underline-style="none" fo:font-weight="normal" officeooo:rsid="001d6494" officeooo:paragraph-rsid="001d6494" fo:background-color="transparent" style:font-size-asian="15pt" style:font-weight-asian="normal" style:font-size-complex="15pt" style:font-weight-complex="normal"/>
    </style:style>
    <style:style style:name="P98" style:family="paragraph" style:parent-style-name="Standard" style:list-style-name="L3">
      <style:paragraph-properties style:line-height-at-least="0.635cm" fo:text-align="start" style:justify-single-word="false"/>
      <style:text-properties officeooo:paragraph-rsid="000f754b"/>
    </style:style>
    <style:style style:name="P99" style:family="paragraph" style:parent-style-name="Standard" style:list-style-name="L4">
      <style:text-properties officeooo:rsid="00173716" officeooo:paragraph-rsid="00173716"/>
    </style:style>
    <style:style style:name="P100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loext:padding="0cm" loext:border="none"/>
    </style:style>
    <style:style style:name="P101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officeooo:paragraph-rsid="0024a5b1" loext:padding="0cm" loext:border="none"/>
    </style:style>
    <style:style style:name="P102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officeooo:paragraph-rsid="002633ab" loext:padding="0cm" loext:border="none"/>
    </style:style>
    <style:style style:name="P103" style:family="paragraph" style:parent-style-name="Standard">
      <style:paragraph-properties style:line-height-at-least="0.635cm" fo:text-align="start" style:justify-single-word="false"/>
      <style:text-properties fo:color="#5f5f5f" fo:font-size="12.75pt" fo:font-weight="normal" officeooo:paragraph-rsid="00287a3f" loext:padding="0cm" loext:border="none"/>
    </style:style>
    <style:style style:name="P104" style:family="paragraph" style:parent-style-name="Standard">
      <style:paragraph-properties style:line-height-at-least="0.635cm" fo:text-align="start" style:justify-single-word="false"/>
      <style:text-properties fo:color="#5f5f5f" fo:font-size="12.75pt" fo:font-weight="bold" officeooo:rsid="00287a3f" officeooo:paragraph-rsid="00287a3f" style:font-weight-asian="bold" style:font-weight-complex="bold" loext:padding="0cm" loext:border="none"/>
    </style:style>
    <style:style style:name="P105" style:family="paragraph" style:parent-style-name="Table_20_Contents">
      <style:text-properties fo:font-weight="normal" officeooo:rsid="002acb98" officeooo:paragraph-rsid="002acb98" style:font-weight-asian="normal" style:font-weight-complex="normal"/>
    </style:style>
    <style:style style:name="T1" style:family="text">
      <style:text-properties style:text-underline-style="none" officeooo:rsid="000ad474"/>
    </style:style>
    <style:style style:name="T2" style:family="text">
      <style:text-properties style:text-underline-style="none" officeooo:rsid="000ad474" fo:background-color="transparent" loext:char-shading-value="0" style:font-size-asian="12.75pt" style:font-weight-asian="bold" loext:padding="0cm" loext:border="none"/>
    </style:style>
    <style:style style:name="T3" style:family="text">
      <style:text-properties officeooo:rsid="000ad474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officeooo:rsid="000c8593"/>
    </style:style>
    <style:style style:name="T7" style:family="text">
      <style:text-properties fo:color="#5f5f5f"/>
    </style:style>
    <style:style style:name="T8" style:family="text">
      <style:text-properties fo:color="#5f5f5f" style:font-size-asian="12.75pt" style:font-weight-asian="bold" loext:padding="0cm" loext:border="none"/>
    </style:style>
    <style:style style:name="T9" style:family="text">
      <style:text-properties fo:color="#5f5f5f" style:font-size-asian="12.75pt" style:font-weight-asian="normal" loext:padding="0cm" loext:border="none"/>
    </style:style>
    <style:style style:name="T10" style:family="text">
      <style:text-properties fo:color="#5f5f5f" style:font-size-asian="12.75pt" loext:padding="0cm" loext:border="none"/>
    </style:style>
    <style:style style:name="T11" style:family="text">
      <style:text-properties fo:color="#5f5f5f" fo:font-size="12.75pt" fo:font-weight="normal" loext:padding="0cm" loext:border="none"/>
    </style:style>
    <style:style style:name="T12" style:family="text">
      <style:text-properties fo:color="#5f5f5f" fo:font-size="12.75pt" fo:font-weight="normal" style:font-size-asian="12.75pt" style:font-weight-asian="bold" loext:padding="0cm" loext:border="none"/>
    </style:style>
    <style:style style:name="T13" style:family="text">
      <style:text-properties fo:color="#5f5f5f" fo:font-size="12.75pt" fo:font-weight="normal" officeooo:rsid="00173716" style:font-size-asian="12.75pt" style:font-weight-asian="bold" loext:padding="0cm" loext:border="none"/>
    </style:style>
    <style:style style:name="T14" style:family="text">
      <style:text-properties fo:color="#5f5f5f" fo:font-size="12.75pt" fo:font-weight="normal" style:font-size-asian="12.75pt" style:font-weight-asian="normal" loext:padding="0cm" loext:border="none"/>
    </style:style>
    <style:style style:name="T15" style:family="text">
      <style:text-properties fo:color="#5f5f5f" fo:font-size="12.75pt" fo:font-weight="normal" officeooo:rsid="001fcca7" loext:padding="0cm" loext:border="none"/>
    </style:style>
    <style:style style:name="T16" style:family="text">
      <style:text-properties fo:color="#5f5f5f" fo:font-size="12.75pt" fo:font-weight="normal" officeooo:rsid="0020f3bd" loext:padding="0cm" loext:border="none"/>
    </style:style>
    <style:style style:name="T17" style:family="text">
      <style:text-properties fo:color="#5f5f5f" fo:font-size="12.75pt" fo:font-weight="normal" officeooo:rsid="002718bf" loext:padding="0cm" loext:border="none"/>
    </style:style>
    <style:style style:name="T18" style:family="text">
      <style:text-properties fo:color="#5f5f5f" fo:font-size="12.75pt" fo:font-weight="bold" loext:padding="0cm" loext:border="none"/>
    </style:style>
    <style:style style:name="T19" style:family="text">
      <style:text-properties fo:color="#5f5f5f" fo:font-size="12.75pt" fo:font-weight="bold" style:font-size-asian="12.75pt" style:font-weight-asian="bold" loext:padding="0cm" loext:border="none"/>
    </style:style>
    <style:style style:name="T20" style:family="text">
      <style:text-properties fo:color="#5f5f5f" loext:padding="0cm" loext:border="none"/>
    </style:style>
    <style:style style:name="T21" style:family="text">
      <style:text-properties fo:color="#5f5f5f" style:font-weight-asian="bold"/>
    </style:style>
    <style:style style:name="T22" style:family="text">
      <style:text-properties fo:color="#5f5f5f" fo:font-weight="normal" style:font-size-asian="12.75pt" style:font-weight-asian="bold" style:font-weight-complex="normal" loext:padding="0cm" loext:border="none"/>
    </style:style>
    <style:style style:name="T23" style:family="text">
      <style:text-properties fo:color="#5f5f5f" fo:font-weight="normal" style:font-size-asian="12.75pt" style:font-weight-asian="normal" style:font-weight-complex="normal" loext:padding="0cm" loext:border="none"/>
    </style:style>
    <style:style style:name="T24" style:family="text">
      <style:text-properties fo:color="#5f5f5f" officeooo:rsid="00287a3f" loext:padding="0cm" loext:border="none"/>
    </style:style>
    <style:style style:name="T25" style:family="text">
      <style:text-properties fo:color="#1cb0f6"/>
    </style:style>
    <style:style style:name="T26" style:family="text">
      <style:text-properties fo:color="#1cb0f6" style:font-size-asian="12.75pt" style:font-weight-asian="bold"/>
    </style:style>
    <style:style style:name="T27" style:family="text">
      <style:text-properties fo:color="#1cb0f6" style:font-size-asian="12.75pt" style:font-weight-asian="bold" loext:padding="0cm" loext:border="none"/>
    </style:style>
    <style:style style:name="T28" style:family="text">
      <style:text-properties fo:color="#1cb0f6" fo:font-size="12.75pt" fo:font-weight="bold"/>
    </style:style>
    <style:style style:name="T29" style:family="text">
      <style:text-properties fo:color="#1cb0f6" fo:font-size="12.75pt" fo:font-weight="bold" loext:padding="0cm" loext:border="none"/>
    </style:style>
    <style:style style:name="T30" style:family="text">
      <style:text-properties fo:color="#1cb0f6" fo:font-size="12.75pt" fo:font-weight="normal" style:font-size-asian="12.75pt" style:font-weight-asian="bold" loext:padding="0cm" loext:border="none"/>
    </style:style>
    <style:style style:name="T31" style:family="text">
      <style:text-properties fo:color="#1cb0f6" style:font-weight-asian="bold"/>
    </style:style>
    <style:style style:name="T32" style:family="text">
      <style:text-properties fo:color="#1cb0f6" fo:font-weight="normal" style:font-size-asian="12.75pt" style:font-weight-asian="bold" style:font-weight-complex="normal" loext:padding="0cm" loext:border="none"/>
    </style:style>
    <style:style style:name="T33" style:family="text">
      <style:text-properties fo:color="#1cb0f6" style:font-size-asian="14.25pt" style:font-weight-asian="bold"/>
    </style:style>
    <style:style style:name="T34" style:family="text">
      <style:text-properties fo:color="#1cb0f6" fo:font-size="14.25pt" fo:font-weight="bold" loext:padding="0cm" loext:border="none"/>
    </style:style>
    <style:style style:name="T35" style:family="text">
      <style:text-properties officeooo:rsid="000e4835"/>
    </style:style>
    <style:style style:name="T36" style:family="text">
      <style:text-properties fo:font-size="12.75pt" fo:font-weight="normal"/>
    </style:style>
    <style:style style:name="T37" style:family="text">
      <style:text-properties fo:font-size="12.75pt" fo:font-weight="normal" loext:padding="0cm" loext:border="none"/>
    </style:style>
    <style:style style:name="T38" style:family="text">
      <style:text-properties fo:font-size="12.75pt" fo:font-weight="normal" officeooo:rsid="000f754b" loext:padding="0cm" loext:border="none"/>
    </style:style>
    <style:style style:name="T39" style:family="text">
      <style:text-properties fo:font-size="12.75pt" fo:font-weight="bold"/>
    </style:style>
    <style:style style:name="T40" style:family="text">
      <style:text-properties officeooo:rsid="000e582e"/>
    </style:style>
    <style:style style:name="T41" style:family="text">
      <style:text-properties officeooo:rsid="000f754b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107e10" style:font-weight-asian="normal" style:font-weight-complex="normal"/>
    </style:style>
    <style:style style:name="T44" style:family="text">
      <style:text-properties fo:color="#000000"/>
    </style:style>
    <style:style style:name="T45" style:family="text">
      <style:text-properties fo:color="#000000" officeooo:rsid="00173716"/>
    </style:style>
    <style:style style:name="T46" style:family="text">
      <style:text-properties officeooo:rsid="00173716"/>
    </style:style>
    <style:style style:name="T47" style:family="text">
      <style:text-properties fo:color="#7ac70c"/>
    </style:style>
    <style:style style:name="T48" style:family="text">
      <style:text-properties fo:color="#7ac70c" style:font-size-asian="12.75pt" style:font-weight-asian="bold"/>
    </style:style>
    <style:style style:name="T49" style:family="text">
      <style:text-properties fo:color="#7ac70c" style:font-size-asian="12.75pt" style:font-weight-asian="bold" loext:padding="0cm" loext:border="none"/>
    </style:style>
    <style:style style:name="T50" style:family="text">
      <style:text-properties fo:color="#7ac70c" fo:font-size="12.75pt" fo:font-weight="bold" loext:padding="0cm" loext:border="none"/>
    </style:style>
    <style:style style:name="T51" style:family="text">
      <style:text-properties fo:color="#7ac70c" fo:font-size="12.75pt" fo:font-weight="normal" style:font-size-asian="12.75pt" style:font-weight-asian="bold" loext:padding="0cm" loext:border="none"/>
    </style:style>
    <style:style style:name="T52" style:family="text">
      <style:text-properties style:font-size-asian="12.75pt" style:font-weight-asian="bold"/>
    </style:style>
    <style:style style:name="T53" style:family="text">
      <style:text-properties officeooo:rsid="001a97b0"/>
    </style:style>
    <style:style style:name="T54" style:family="text">
      <style:text-properties officeooo:rsid="0020f3bd"/>
    </style:style>
    <style:style style:name="T55" style:family="text">
      <style:text-properties officeooo:rsid="00231904"/>
    </style:style>
    <style:style style:name="T56" style:family="text">
      <style:text-properties fo:color="#4b4b4b"/>
    </style:style>
    <style:style style:name="T57" style:family="text">
      <style:text-properties fo:color="#4b4b4b" style:font-size-asian="14.25pt" style:font-weight-asian="bold"/>
    </style:style>
    <style:style style:name="T58" style:family="text">
      <style:text-properties fo:color="#4b4b4b" style:font-size-asian="14.25pt" style:font-weight-asian="bold" loext:padding="0cm" loext:border="none"/>
    </style:style>
    <style:style style:name="T59" style:family="text">
      <style:text-properties fo:color="#4b4b4b" loext:padding="0cm" loext:border="none"/>
    </style:style>
    <style:style style:name="T60" style:family="text">
      <style:text-properties fo:color="#4b4b4b" fo:font-size="14.25pt" fo:font-weight="normal" loext:padding="0cm" loext:border="none"/>
    </style:style>
    <style:style style:name="T61" style:family="text">
      <style:text-properties fo:color="#78c800" style:font-size-asian="14.25pt" style:font-weight-asian="bold" loext:padding="0cm" loext:border="none"/>
    </style:style>
    <style:style style:name="T62" style:family="text">
      <style:text-properties fo:color="#78c800" fo:font-size="14.25pt" fo:font-weight="bold" loext:padding="0cm" loext:border="none"/>
    </style:style>
    <style:style style:name="T63" style:family="text">
      <style:text-properties officeooo:rsid="0024a5b1"/>
    </style:style>
    <style:style style:name="T64" style:family="text">
      <style:text-properties officeooo:rsid="00287a3f"/>
    </style:style>
    <style:style style:name="T65" style:family="text">
      <style:text-properties style:font-name="sans-serif" fo:font-style="normal" fo:font-weight="normal"/>
    </style:style>
    <style:style style:name="T66" style:family="text">
      <style:text-properties style:font-name-asian="sans-serif" style:font-style-asian="normal" style:font-weight-asian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one rules</text:p>
      <text:list xml:id="list3868391566" text:style-name="L1">
        <text:list-item>
          <text:p text:style-name="P90"><text:span text:style-name="T42">When a 3</text:span><text:span text:style-name="T5">rd</text:span><text:span text:style-name="T42"> tone followed by another 3</text:span><text:span text:style-name="T5">rd</text:span><text:span text:style-name="T42"> tone, the first becomes a 2</text:span><text:span text:style-name="T5">nd</text:span><text:span text:style-name="T42"> ton</text:span><text:span text:style-name="T43">e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6">Grammar structure</text:p>
          </table:table-cell>
          <table:table-cell table:style-name="Table1.A1" office:value-type="string">
            <text:p text:style-name="P66">Rule</text:p>
          </table:table-cell>
          <table:table-cell table:style-name="Table1.C1" office:value-type="string">
            <text:p text:style-name="P66">Example </text:p>
          </table:table-cell>
        </table:table-row>
        <table:table-row>
          <table:table-cell table:style-name="Table1.A2" office:value-type="string">
            <text:p text:style-name="P89">Negating a verb</text:p>
          </table:table-cell>
          <table:table-cell table:style-name="Table1.A2" office:value-type="string">
            <text:p text:style-name="P89">Use 不 + verb </text:p>
            <text:p text:style-name="P89">If in past tense, need to use 没有 instead</text:p>
          </table:table-cell>
          <table:table-cell table:style-name="Table1.C2" office:value-type="string">
            <text:p text:style-name="P37"><text:span text:style-name="T8">昨天为什么你</text:span><text:span text:style-name="T27">没有</text:span><text:span text:style-name="T8">来工作？</text:span></text:p>
            <text:p text:style-name="P37"><text:span text:style-name="T11">Zuótiān wèishéme nǐ </text:span><text:span text:style-name="T29">méiyǒu</text:span><text:span text:style-name="T20"> </text:span><text:span text:style-name="T11">lái gōngzuò? Why </text:span><text:span text:style-name="T29">didn't</text:span><text:span text:style-name="T20"> </text:span><text:span text:style-name="T11">you come to work yesterday? </text:span></text:p>
          </table:table-cell>
        </table:table-row>
        <table:table-row>
          <table:table-cell table:style-name="Table1.A2" office:value-type="string">
            <text:p text:style-name="P65">Requesting for something again</text:p>
            <text:p text:style-name="P65"/>
          </table:table-cell>
          <table:table-cell table:style-name="Table1.A2" office:value-type="string">
            <text:p text:style-name="P65">Add 再 zai4 before the verb</text:p>
          </table:table-cell>
          <table:table-cell table:style-name="Table1.C2" office:value-type="string">
            <text:p text:style-name="P37"><text:span text:style-name="T8">请</text:span><text:span text:style-name="T27">再</text:span><text:span text:style-name="T8">问一次</text:span><text:span text:style-name="T9">。</text:span></text:p>
            <text:p text:style-name="P37"><text:span text:style-name="T11">Qǐng </text:span><text:span text:style-name="T29">zài</text:span><text:span text:style-name="T20"> </text:span><text:span text:style-name="T11">wèn yí cì. Please ask the question </text:span><text:span text:style-name="T29">again</text:span><text:span text:style-name="T11">. </text:span></text:p>
            <text:p text:style-name="P37"><text:span text:style-name="T30">再</text:span><text:span text:style-name="T12">说一次</text:span><text:span text:style-name="T14">。</text:span></text:p>
            <text:p text:style-name="P37"><text:span text:style-name="T29">Zài</text:span><text:span text:style-name="T20"> </text:span><text:span text:style-name="T11">shuō yí cì. Say it </text:span><text:span text:style-name="T29">again</text:span><text:span text:style-name="T11">. </text:span></text:p>
            <text:p text:style-name="P49"/>
          </table:table-cell>
        </table:table-row>
        <table:table-row>
          <table:table-cell table:style-name="Table1.A2" office:value-type="string">
            <text:p text:style-name="P65">Best</text:p>
          </table:table-cell>
          <table:table-cell table:style-name="Table1.A2" office:value-type="string">
            <text:p text:style-name="Table_20_Contents">最 <text:span text:style-name="T40">zui4 before the adjective to say the most/ the best</text:span></text:p>
          </table:table-cell>
          <table:table-cell table:style-name="Table1.C2" office:value-type="string">
            <text:p text:style-name="P37"><text:span text:style-name="T8">我</text:span><text:span text:style-name="T27">最</text:span><text:span text:style-name="T8">忙</text:span></text:p>
            <text:p text:style-name="P37"><text:span text:style-name="T8">。</text:span><text:span text:style-name="T20"> </text:span><text:span text:style-name="T11">Wǒ </text:span><text:span text:style-name="T29">zuì</text:span><text:span text:style-name="T20"> </text:span><text:span text:style-name="T11">máng. I am the busiest. </text:span><text:span text:style-name="T18">(the</text:span><text:span text:style-name="T20"> </text:span><text:span text:style-name="T18">most</text:span><text:span text:style-name="T20"> </text:span><text:span text:style-name="T18">busy)</text:span><text:span text:style-name="T20"> </text:span></text:p>
          </table:table-cell>
        </table:table-row>
        <table:table-row>
          <table:table-cell table:style-name="Table1.A2" office:value-type="string">
            <text:p text:style-name="P67">Saying dates</text:p>
          </table:table-cell>
          <table:table-cell table:style-name="Table1.A2" office:value-type="string">
            <text:p text:style-name="P67">Year first, month, day</text:p>
          </table:table-cell>
          <table:table-cell table:style-name="Table1.C2" office:value-type="string">
            <text:p text:style-name="P53">十二月一号</text:p>
            <text:p text:style-name="P49">shí'èryuè yī hào </text:p>
            <text:p text:style-name="P51">星期一</text:p>
            <text:p text:style-name="P49">xīngqíyī</text:p>
            <text:p text:style-name="P37"><text:span text:style-name="T19">Monday, December 1</text:span><text:span text:style-name="T12"> </text:span></text:p>
          </table:table-cell>
        </table:table-row>
        <table:table-row>
          <table:table-cell table:style-name="Table1.A2" office:value-type="string">
            <text:p text:style-name="P67">Asking a yes/ no question</text:p>
          </table:table-cell>
          <table:table-cell table:style-name="Table1.A2" office:value-type="string">
            <text:list xml:id="list2314715394" text:style-name="L2">
              <text:list-item>
                <text:p text:style-name="P92">Put 马 at the end of the sentence</text:p>
              </text:list-item>
              <text:list-item>
                <text:p text:style-name="P92">put 不 after the verb and repeat the verb again</text:p>
              </text:list-item>
            </text:list>
          </table:table-cell>
          <table:table-cell table:style-name="Table1.C2" office:value-type="string">
            <text:list xml:id="list125637467847220" text:continue-numbering="true" text:style-name="L2">
              <text:list-item>
                <text:p text:style-name="P93">他要茶马？</text:p>
              </text:list-item>
              <text:list-item>
                <text:p text:style-name="P93">他要不要茶马？</text:p>
                <text:p text:style-name="P93"/>
              </text:list-item>
            </text:list>
          </table:table-cell>
        </table:table-row>
        <table:table-row table:style-name="Table1.7">
          <table:table-cell table:style-name="Table1.A2" office:value-type="string">
            <text:p text:style-name="P67">Both/ saying there are two of something</text:p>
          </table:table-cell>
          <table:table-cell table:style-name="Table1.A2" office:value-type="string">
            <text:p text:style-name="P13">Use 两个 liang3ge instead of er4<text:span text:style-name="T41">g</text:span>e</text:p>
          </table:table-cell>
          <table:table-cell table:style-name="Table1.C2" office:value-type="string">
            <text:list xml:id="list125637783774302" text:continue-numbering="true" text:style-name="L2">
              <text:list-header>
                <text:p text:style-name="P93"><text:span text:style-name="T31">两个</text:span><text:span text:style-name="T21">老师</text:span></text:p>
              </text:list-header>
            </text:list>
            <text:p text:style-name="P48"><text:span text:style-name="T29">liǎng</text:span><text:span text:style-name="T20"> </text:span><text:span text:style-name="T29">ge</text:span><text:span text:style-name="T20"> </text:span><text:span text:style-name="T11">lǎoshī </text:span><text:span text:style-name="T29">two</text:span><text:span text:style-name="T20"> </text:span><text:span text:style-name="T11">teachers</text:span></text:p>
          </table:table-cell>
        </table:table-row>
        <table:table-row table:style-name="Table1.7">
          <table:table-cell table:style-name="Table1.A2" office:value-type="string">
            <text:p text:style-name="P67">Describing actions (adverb)</text:p>
          </table:table-cell>
          <table:table-cell table:style-name="Table1.A2" office:value-type="string">
            <text:p text:style-name="P14">Use 得 de + adjective after the verb to describe it</text:p>
          </table:table-cell>
          <table:table-cell table:style-name="Table1.C2" office:value-type="string">
            <text:list xml:id="list3517319728" text:style-name="L3">
              <text:list-header>
                <text:p text:style-name="P98"><text:span text:style-name="T22">你</text:span><text:span text:style-name="T32">说得很快</text:span><text:span text:style-name="T23">。</text:span></text:p>
              </text:list-header>
            </text:list>
            <text:p text:style-name="P38"><text:span text:style-name="T11">Nǐ </text:span><text:span text:style-name="T29">shuō de hěn kuài</text:span><text:span text:style-name="T11">. You speak quickly.</text:span></text:p>
            <text:p text:style-name="P37"><text:span text:style-name="T12">我</text:span><text:span text:style-name="T30">吃得很慢</text:span><text:span text:style-name="T14">。</text:span></text:p>
            <text:p text:style-name="P37"><text:span text:style-name="T11">Wǒ </text:span><text:span text:style-name="T29">chī de hěn màn</text:span><text:span text:style-name="T11">. I eat slowly.</text:span></text:p>
            <text:p text:style-name="P49"/>
          </table:table-cell>
        </table:table-row>
        <text:soft-page-break/>
        <table:table-row table:style-name="Table1.9">
          <table:table-cell table:style-name="Table1.A2" office:value-type="string">
            <text:p text:style-name="P68">Allowed to do something/ not allowed to do somethning</text:p>
          </table:table-cell>
          <table:table-cell table:style-name="Table1.A2" office:value-type="string">
            <text:p text:style-name="P15">Use 准 shun3 before the verb. Use 不 to negate.</text:p>
          </table:table-cell>
          <table:table-cell table:style-name="Table1.C2" office:value-type="string">
            <text:p text:style-name="P58">我不准池糖</text:p>
            <text:p text:style-name="P59">i am not allowed to eat sweets</text:p>
          </table:table-cell>
        </table:table-row>
        <table:table-row table:style-name="Table1.10">
          <table:table-cell table:style-name="Table1.A2" office:value-type="string">
            <text:p text:style-name="P69">To resemble/ to be like something<text:span text:style-name="T64">/ similar</text:span></text:p>
          </table:table-cell>
          <table:table-cell table:style-name="Table1.A2" office:value-type="string">
            <text:p text:style-name="P35">像 xiang4<text:span text:style-name="T64"> between the two things, then add 一样 yi2yang4 ("same")</text:span></text:p>
          </table:table-cell>
          <table:table-cell table:style-name="Table1.C2" office:value-type="string">
            <text:p text:style-name="P38"><text:span text:style-name="T8">今天的天气</text:span><text:span text:style-name="T27">像</text:span><text:span text:style-name="T8">昨天的</text:span><text:span text:style-name="T27">一样</text:span><text:span text:style-name="T8">。</text:span><text:span text:style-name="T20">​</text:span></text:p>
            <text:p text:style-name="P37"><text:span text:style-name="T11">Jīntiān de tiānqì </text:span><text:span text:style-name="T29">xiàng</text:span><text:span text:style-name="T20"> </text:span><text:span text:style-name="T11">zuótiān de </text:span><text:span text:style-name="T29">yíyàng</text:span><text:span text:style-name="T11">.​ Today’s weather </text:span><text:span text:style-name="T29">is the same as</text:span><text:span text:style-name="T20"> </text:span><text:span text:style-name="T11">yesterday’s. ​</text:span></text:p>
          </table:table-cell>
        </table:table-row>
        <table:table-row table:style-name="Table1.11">
          <table:table-cell table:style-name="Table1.A2" office:value-type="string">
            <text:p text:style-name="P70">From place1 to place2</text:p>
            <text:p text:style-name="P70"/>
          </table:table-cell>
          <table:table-cell table:style-name="Table1.A2" office:value-type="string">
            <text:p text:style-name="P16">Use (从 cong2) for from, and (到 dao4) for to</text:p>
          </table:table-cell>
          <table:table-cell table:style-name="Table1.C2" office:value-type="string">
            <text:p text:style-name="P57">从<text:span text:style-name="T7">美国</text:span>到<text:span text:style-name="T7">中国</text:span></text:p>
            <text:p text:style-name="P39"><text:span text:style-name="T29">cóng</text:span><text:span text:style-name="T20"> </text:span><text:span text:style-name="T11">Měiguó </text:span><text:span text:style-name="T29">dào</text:span><text:span text:style-name="T20"> </text:span><text:span text:style-name="T11">Zhōngguó </text:span></text:p>
            <text:p text:style-name="P39"><text:span text:style-name="T29">from</text:span><text:span text:style-name="T20"> </text:span><text:span text:style-name="T11">the U.S. </text:span><text:span text:style-name="T29">to</text:span><text:span text:style-name="T20"> </text:span><text:span text:style-name="T11">China</text:span></text:p>
          </table:table-cell>
        </table:table-row>
        <table:table-row table:style-name="Table1.7">
          <table:table-cell table:style-name="Table1.A2" office:value-type="string">
            <text:p text:style-name="P70">From time1 to time2</text:p>
          </table:table-cell>
          <table:table-cell table:style-name="Table1.A2" office:value-type="string">
            <text:p text:style-name="P16">Use (从 cong2) for from, and (到 dao4) for to</text:p>
          </table:table-cell>
          <table:table-cell table:style-name="Table1.C2" office:value-type="string">
            <text:p text:style-name="P57">从<text:span text:style-name="T7">五月</text:span>到<text:span text:style-name="T7">六月</text:span></text:p>
            <text:p text:style-name="P39"><text:span text:style-name="T29">cóng</text:span><text:span text:style-name="T20"> </text:span><text:span text:style-name="T11">Wǔyuè </text:span><text:span text:style-name="T29">dào</text:span><text:span text:style-name="T20"> </text:span><text:span text:style-name="T11">Liùyuè </text:span></text:p>
            <text:p text:style-name="P39"><text:span text:style-name="T29">from</text:span><text:span text:style-name="T20"> </text:span><text:span text:style-name="T11">May </text:span><text:span text:style-name="T29">to</text:span><text:span text:style-name="T20"> </text:span><text:span text:style-name="T11">June</text:span></text:p>
          </table:table-cell>
        </table:table-row>
        <table:table-row table:style-name="Table1.13">
          <table:table-cell table:style-name="Table1.A2" office:value-type="string">
            <text:p text:style-name="P70">To go to </text:p>
          </table:table-cell>
          <table:table-cell table:style-name="Table1.A2" office:value-type="string">
            <text:p text:style-name="P16">Use 上 shang4 for go to before the place (eg school or work)</text:p>
          </table:table-cell>
          <table:table-cell table:style-name="Table1.C2" office:value-type="string">
            <text:p text:style-name="P38"><text:span text:style-name="T8">我的妹妹十一点</text:span><text:span text:style-name="T27">上</text:span><text:span text:style-name="T8">学</text:span><text:span text:style-name="T20">​</text:span></text:p>
            <text:p text:style-name="P37"><text:span text:style-name="T11">Wǒ de mèimei shíyī diǎn </text:span><text:span text:style-name="T29">shàng</text:span><text:span text:style-name="T11">xué.​ My younger sister </text:span><text:span text:style-name="T29">goes to</text:span><text:span text:style-name="T20"> </text:span><text:span text:style-name="T11">school at 11 o'clock​</text:span></text:p>
            <text:p text:style-name="P38"/>
          </table:table-cell>
        </table:table-row>
        <table:table-row table:style-name="Table1.7">
          <table:table-cell table:style-name="Table1.A2" office:value-type="string">
            <text:p text:style-name="P70">To get off</text:p>
          </table:table-cell>
          <table:table-cell table:style-name="Table1.A2" office:value-type="string">
            <text:p text:style-name="P16">Use 下 xia4 </text:p>
          </table:table-cell>
          <table:table-cell table:style-name="Table1.C2" office:value-type="string">
            <text:p text:style-name="P38"><text:span text:style-name="T8">你明天几点</text:span><text:span text:style-name="T27">下</text:span><text:span text:style-name="T8">班？</text:span><text:span text:style-name="T20">​</text:span></text:p>
            <text:p text:style-name="P37"><text:span text:style-name="T11">Nǐ míngtiān jǐ diǎn </text:span><text:span text:style-name="T29">xià</text:span><text:span text:style-name="T11">bān?​ What time do you </text:span><text:span text:style-name="T29">get off</text:span><text:span text:style-name="T20"> </text:span><text:span text:style-name="T11">work tomorrow?​</text:span></text:p>
          </table:table-cell>
        </table:table-row>
        <table:table-row table:style-name="Table1.7">
          <table:table-cell table:style-name="Table1.A2" office:value-type="string">
            <text:p text:style-name="P70">How much does it cost?</text:p>
          </table:table-cell>
          <table:table-cell table:style-name="Table1.A2" office:value-type="string">
            <text:p text:style-name="P16">Use 多少钱 duo1shao3qian2 <text:span text:style-name="T42">before the object </text:span></text:p>
          </table:table-cell>
          <table:table-cell table:style-name="Table1.C2" office:value-type="string">
            <text:p text:style-name="P54"><text:span text:style-name="T36">那个</text:span>电脑<text:span text:style-name="T25">多少钱</text:span>？</text:p>
            <text:p text:style-name="P39"><text:span text:style-name="T11">Nàge diànnǎo </text:span><text:span text:style-name="T29">duōshǎo</text:span><text:span text:style-name="T20"> </text:span><text:span text:style-name="T29">qián</text:span><text:span text:style-name="T11">? </text:span></text:p>
            <text:p text:style-name="P39"><text:span text:style-name="T29">How</text:span><text:span text:style-name="T20"> </text:span><text:span text:style-name="T29">much</text:span><text:span text:style-name="T20"> </text:span><text:span text:style-name="T11">is that computer?</text:span></text:p>
          </table:table-cell>
        </table:table-row>
        <table:table-row table:style-name="Table1.7">
          <table:table-cell table:style-name="Table1.A2" office:value-type="string">
            <text:p text:style-name="P71">Saying numbers</text:p>
          </table:table-cell>
          <table:table-cell table:style-name="Table1.A2" office:value-type="string">
            <text:p text:style-name="P17">If there is a zero in the middle of a number, the zero is pronounced: <text:span text:style-name="T42">零</text:span> as a placeholder</text:p>
          </table:table-cell>
          <table:table-cell table:style-name="Table1.C2" office:value-type="string">
            <text:p text:style-name="P54"><text:span text:style-name="T39">9,8</text:span><text:span text:style-name="T28">0</text:span><text:span text:style-name="T39">6</text:span></text:p>
            <text:p text:style-name="P37"><text:span text:style-name="T8">九千八百</text:span><text:span text:style-name="T27">零</text:span><text:span text:style-name="T8">六</text:span></text:p>
            <text:p text:style-name="P37"><text:span text:style-name="T11">jiǔqiān bābǎi </text:span><text:span text:style-name="T29">líng</text:span><text:span text:style-name="T20"> </text:span><text:span text:style-name="T11">liù</text:span></text:p>
            <text:p text:style-name="P54"/>
          </table:table-cell>
        </table:table-row>
        <text:soft-page-break/>
        <table:table-row table:style-name="Table1.17">
          <table:table-cell table:style-name="Table1.A2" office:value-type="string">
            <text:p text:style-name="P71">Too &lt;adjective&gt;</text:p>
          </table:table-cell>
          <table:table-cell table:style-name="Table1.A2" office:value-type="string">
            <text:p text:style-name="P17">Use 太 tai4 + adjective + 了</text:p>
          </table:table-cell>
          <table:table-cell table:style-name="Table1.C2" office:value-type="string">
            <text:p text:style-name="P54"><text:span text:style-name="T25">太</text:span>贵<text:span text:style-name="T25">了</text:span>！</text:p>
            <text:p text:style-name="P40"><text:span text:style-name="T29">Tài</text:span><text:span text:style-name="T20"> </text:span><text:span text:style-name="T11">guì </text:span><text:span text:style-name="T29">le</text:span><text:span text:style-name="T11">! </text:span></text:p>
            <text:p text:style-name="P40"><text:span text:style-name="T29">Too</text:span><text:span text:style-name="T20"> </text:span><text:span text:style-name="T11">expensive!</text:span></text:p>
          </table:table-cell>
        </table:table-row>
        <table:table-row table:style-name="Table1.7">
          <table:table-cell table:style-name="Table1.A2" office:value-type="string">
            <text:p text:style-name="P72">Specifying the location of an action</text:p>
          </table:table-cell>
          <table:table-cell table:style-name="Table1.A2" office:value-type="string">
            <text:p text:style-name="P17">在 + place + verb</text:p>
          </table:table-cell>
          <table:table-cell table:style-name="Table1.C2" office:value-type="string">
            <text:p text:style-name="P54">狗<text:span text:style-name="T25">在那里</text:span>睡觉。</text:p>
            <text:p text:style-name="P40"><text:span text:style-name="T11">Gǒu </text:span><text:span text:style-name="T29">zài</text:span><text:span text:style-name="T20"> </text:span><text:span text:style-name="T29">nàli</text:span><text:span text:style-name="T20"> </text:span><text:span text:style-name="T11">shuìjiào. </text:span></text:p>
            <text:p text:style-name="P40"><text:span text:style-name="T11">The dog sleeps </text:span><text:span text:style-name="T29">there</text:span><text:span text:style-name="T11">. </text:span></text:p>
            <text:p text:style-name="P54"/>
          </table:table-cell>
        </table:table-row>
        <table:table-row table:style-name="Table1.7">
          <table:table-cell table:style-name="Table1.A2" office:value-type="string">
            <text:p text:style-name="P72">Specifying the location of an object relative to another</text:p>
          </table:table-cell>
          <table:table-cell table:style-name="Table1.A2" office:value-type="string">
            <text:p text:style-name="P17">object + 在+ relativeobject + location word (上，下，里， 外）</text:p>
            <text:p text:style-name="P17"/>
            <text:p text:style-name="P34">use 上面 and 下面 for above and below along with 有 rather than 在</text:p>
          </table:table-cell>
          <table:table-cell table:style-name="Table1.C2" office:value-type="string">
            <text:p text:style-name="P54">狗<text:span text:style-name="T25">在</text:span>冰箱<text:span text:style-name="T25">里</text:span>。</text:p>
            <text:p text:style-name="P37"><text:span text:style-name="T11">Gǒu </text:span><text:span text:style-name="T29">zài</text:span><text:span text:style-name="T20"> </text:span><text:span text:style-name="T11">bīngxiāng </text:span><text:span text:style-name="T29">lǐ</text:span><text:span text:style-name="T11">. The dog is </text:span><text:span text:style-name="T29">inside</text:span><text:span text:style-name="T20"> </text:span><text:span text:style-name="T11">the fridge.</text:span></text:p>
            <text:p text:style-name="P54"/>
          </table:table-cell>
        </table:table-row>
        <table:table-row table:style-name="Table1.7">
          <table:table-cell table:style-name="Table1.A2" office:value-type="string">
            <text:p text:style-name="P72">Have you seen &lt;object&gt;</text:p>
          </table:table-cell>
          <table:table-cell table:style-name="Table1.A2" office:value-type="string">
            <text:p text:style-name="P17">你看见 + thing you are looking for + 了马？</text:p>
          </table:table-cell>
          <table:table-cell table:style-name="Table1.C2" office:value-type="string">
            <text:p text:style-name="P54">你<text:span text:style-name="T25">看见</text:span>他的孩子<text:span text:style-name="T25">了吗</text:span>？</text:p>
            <text:p text:style-name="P37"><text:span text:style-name="T11">Nǐ </text:span><text:span text:style-name="T29">kànjiàn</text:span><text:span text:style-name="T20"> </text:span><text:span text:style-name="T11">tā de háizi </text:span><text:span text:style-name="T29">le</text:span><text:span text:style-name="T20"> </text:span><text:span text:style-name="T29">ma</text:span><text:span text:style-name="T11">? </text:span><text:span text:style-name="T29">Have</text:span><text:span text:style-name="T20"> </text:span><text:span text:style-name="T29">you</text:span><text:span text:style-name="T20"> </text:span><text:span text:style-name="T29">seen</text:span><text:span text:style-name="T20"> </text:span><text:span text:style-name="T11">his kid? </text:span></text:p>
          </table:table-cell>
        </table:table-row>
        <table:table-row table:style-name="Table1.7">
          <table:table-cell table:style-name="Table1.A2" office:value-type="string">
            <text:p text:style-name="P72">How many</text:p>
          </table:table-cell>
          <table:table-cell table:style-name="Table1.A2" office:value-type="string">
            <text:p text:style-name="P17">几ji3 + counter of the object?</text:p>
          </table:table-cell>
          <table:table-cell table:style-name="Table1.C2" office:value-type="string">
            <text:p text:style-name="P40"><text:span text:style-name="T8">请问，</text:span><text:span text:style-name="T27">几位</text:span><text:span text:style-name="T8">？</text:span><text:span text:style-name="T20"> </text:span></text:p>
            <text:p text:style-name="P40"><text:span text:style-name="T11">Qǐngwèn, </text:span><text:span text:style-name="T29">jǐ</text:span><text:span text:style-name="T20"> </text:span><text:span text:style-name="T29">wèi</text:span><text:span text:style-name="T11">? Excuse me, </text:span><text:span text:style-name="T29">how</text:span><text:span text:style-name="T20"> </text:span><text:span text:style-name="T29">many</text:span><text:span text:style-name="T20"> </text:span><text:span text:style-name="T11">of you?</text:span></text:p>
          </table:table-cell>
        </table:table-row>
        <table:table-row table:style-name="Table1.7">
          <table:table-cell table:style-name="Table1.A2" office:value-type="string">
            <text:p text:style-name="P73">These, those, some</text:p>
          </table:table-cell>
          <table:table-cell table:style-name="Table1.A2" office:value-type="string">
            <text:p text:style-name="P18">add 些 to 那 or 这</text:p>
            <text:p text:style-name="P18">some is 一些</text:p>
          </table:table-cell>
          <table:table-cell table:style-name="Table1.C2" office:value-type="string">
            <text:p text:style-name="P40"><text:span text:style-name="T8">我想买</text:span><text:span text:style-name="T27">一些</text:span><text:span text:style-name="T8">苹果。</text:span></text:p>
            <text:p text:style-name="P37"><text:span text:style-name="T11">Wǒ xiǎng mǎi </text:span><text:span text:style-name="T29">yìxiē</text:span><text:span text:style-name="T20"> </text:span><text:span text:style-name="T11">píngguǒ. I want to buy </text:span><text:span text:style-name="T29">some</text:span><text:span text:style-name="T20"> </text:span><text:span text:style-name="T11">apples.</text:span></text:p>
            <text:p text:style-name="P40"><text:span text:style-name="T27">那些</text:span><text:span text:style-name="T8">鸡蛋不好。</text:span></text:p>
            <text:p text:style-name="P37"><text:span text:style-name="T29">Nàxiē</text:span><text:span text:style-name="T20"> </text:span><text:span text:style-name="T11">jīdàn bù hǎo. </text:span><text:span text:style-name="T29">Those</text:span><text:span text:style-name="T20"> </text:span><text:span text:style-name="T11">eggs are not good.</text:span></text:p>
            <text:p text:style-name="P40"/>
          </table:table-cell>
        </table:table-row>
        <table:table-row table:style-name="Table1.7">
          <table:table-cell table:style-name="Table1.A2" office:value-type="string">
            <text:p text:style-name="P73">Asking for a reason, with why?</text:p>
          </table:table-cell>
          <table:table-cell table:style-name="Table1.A2" office:value-type="string">
            <text:p text:style-name="P18">为什么 before or after the person the question is asked about</text:p>
          </table:table-cell>
          <table:table-cell table:style-name="Table1.C2" office:value-type="string">
            <text:p text:style-name="P41"><text:span text:style-name="T8">你</text:span><text:span text:style-name="T27">为什么</text:span><text:span text:style-name="T8">学习中文？</text:span></text:p>
            <text:p text:style-name="P41"><text:span text:style-name="T20"><text:s/></text:span><text:span text:style-name="T11">Nǐ </text:span><text:span text:style-name="T29">wèishénme</text:span><text:span text:style-name="T20"> </text:span><text:span text:style-name="T11">xuéxí Zhōngwén? </text:span><text:span text:style-name="T29">Why</text:span><text:span text:style-name="T20"> </text:span><text:span text:style-name="T11">are you learning Chinese?</text:span></text:p>
            <text:p text:style-name="P40"/>
          </table:table-cell>
        </table:table-row>
        <table:table-row table:style-name="Table1.7">
          <table:table-cell table:style-name="Table1.A2" office:value-type="string">
            <text:p text:style-name="P73">Giving a reason, with "because"</text:p>
          </table:table-cell>
          <table:table-cell table:style-name="Table1.A2" office:value-type="string">
            <text:p text:style-name="P18">Start the response with because 因为 ying1wei4 or 所以 suo3yi3</text:p>
            <text:p text:style-name="P18">In more formal settings, use both. Start with because (reason), so (result)</text:p>
          </table:table-cell>
          <table:table-cell table:style-name="Table1.C2" office:value-type="string">
            <text:p text:style-name="P41"><text:span text:style-name="T27">因为</text:span><text:span text:style-name="T8">这个太贵，我不买。</text:span><text:span text:style-name="T20"> </text:span></text:p>
            <text:p text:style-name="P41"><text:span text:style-name="T29">Yīnwèi</text:span><text:span text:style-name="T20"> </text:span><text:span text:style-name="T11">zhège tài guì, wǒ bú mǎi. </text:span><text:span text:style-name="T29">Because</text:span><text:span text:style-name="T20"> </text:span><text:span text:style-name="T11">this is too expensive, I won’t buy it.</text:span></text:p>
          </table:table-cell>
        </table:table-row>
        <table:table-row table:style-name="Table1.7">
          <table:table-cell table:style-name="Table1.A2" office:value-type="string">
            <text:p text:style-name="P73">Or when giving options</text:p>
          </table:table-cell>
          <table:table-cell table:style-name="Table1.A2" office:value-type="string">
            <text:p text:style-name="P18">use 还是 hai2shi4 <text:span text:style-name="T42">between the options. Omit ma at the </text:span><text:soft-page-break/><text:span text:style-name="T42">end of the sentence @haishi implies a question.</text:span></text:p>
          </table:table-cell>
          <table:table-cell table:style-name="Table1.C2" office:value-type="string">
            <text:p text:style-name="P41"><text:span text:style-name="T8">她想吃羊肉</text:span><text:span text:style-name="T27">还是</text:span><text:span text:style-name="T8">牛肉？</text:span></text:p>
            <text:p text:style-name="P37"><text:soft-page-break/><text:span text:style-name="T11">Tā xiǎng chī yángròu </text:span><text:span text:style-name="T29">háishì</text:span><text:span text:style-name="T20"> </text:span><text:span text:style-name="T11">niúròu? Does she want to eat lamb </text:span><text:span text:style-name="T29">or</text:span><text:span text:style-name="T20"> </text:span><text:span text:style-name="T11">beef?</text:span></text:p>
          </table:table-cell>
        </table:table-row>
        <table:table-row table:style-name="Table1.7">
          <table:table-cell table:style-name="Table1.A2" office:value-type="string">
            <text:p text:style-name="P74">Getting on and off transportation</text:p>
          </table:table-cell>
          <table:table-cell table:style-name="Table1.A2" office:value-type="string">
            <text:p text:style-name="P19">座 <text:s/>zuo + means of transportation (get on)</text:p>
            <text:p text:style-name="P19">下xia + means <text:s/>of trasnportation (get off)</text:p>
          </table:table-cell>
          <table:table-cell table:style-name="Table1.C2" office:value-type="string">
            <text:p text:style-name="P41"><text:span text:style-name="T8">他不喜欢</text:span><text:span text:style-name="T27">坐</text:span><text:span text:style-name="T8">船。</text:span></text:p>
            <text:p text:style-name="P37"><text:span text:style-name="T11">Tā bù xǐhuān </text:span><text:span text:style-name="T29">zuò</text:span><text:span text:style-name="T20"> </text:span><text:span text:style-name="T11">chuán. He does not like </text:span><text:span text:style-name="T29">to</text:span><text:span text:style-name="T20"> </text:span><text:span text:style-name="T29">take</text:span><text:span text:style-name="T20"> </text:span><text:span text:style-name="T11">a boat. </text:span></text:p>
            <text:p text:style-name="P42"><text:span text:style-name="T13">我</text:span><text:span text:style-name="T8">在这儿</text:span><text:span text:style-name="T27">下</text:span><text:span text:style-name="T8">船。</text:span></text:p>
            <text:p text:style-name="P42"><text:span text:style-name="T20"><text:s/></text:span><text:span text:style-name="T11">Wǒ zài zhèr </text:span><text:span text:style-name="T29">xià</text:span><text:span text:style-name="T20"> </text:span><text:span text:style-name="T11">chuán. I </text:span><text:span text:style-name="T29">get</text:span><text:span text:style-name="T20"> </text:span><text:span text:style-name="T29">off</text:span><text:span text:style-name="T20"> </text:span><text:span text:style-name="T11">the boat here. </text:span></text:p>
          </table:table-cell>
        </table:table-row>
        <table:table-row table:style-name="Table1.27">
          <table:table-cell table:style-name="Table1.A2" office:value-type="string">
            <text:p text:style-name="P74">However, wherever, anywhere you like, whatever</text:p>
          </table:table-cell>
          <table:table-cell table:style-name="Table1.A2" office:value-type="string">
            <text:p text:style-name="P19">use 随便 sui2bian4 before the verb, or before the person to specify that the decision is there's</text:p>
          </table:table-cell>
          <table:table-cell table:style-name="Table1.C2" office:value-type="string">
            <text:p text:style-name="P41"><text:span text:style-name="T8">我只是</text:span><text:span text:style-name="T27">随便</text:span><text:span text:style-name="T8">看看。</text:span></text:p>
            <text:p text:style-name="P37"><text:span text:style-name="T11">Wǒ zhǐshì </text:span><text:span text:style-name="T29">suíbiàn</text:span><text:span text:style-name="T20"> </text:span><text:span text:style-name="T11">kàn kan. I'm just looking. (literally: I’m looking however I like.) </text:span></text:p>
          </table:table-cell>
        </table:table-row>
        <table:table-row table:style-name="Table1.7">
          <table:table-cell table:style-name="Table1.A2" office:value-type="string">
            <text:p text:style-name="P74">Telling the time in chinese</text:p>
          </table:table-cell>
          <table:table-cell table:style-name="Table1.A2" office:value-type="string">
            <text:p text:style-name="P19">Minutes past</text:p>
            <text:list xml:id="list3441869175" text:style-name="L4">
              <text:list-item>
                <text:p text:style-name="P94">hour + number of quarters</text:p>
              </text:list-item>
              <text:list-item>
                <text:p text:style-name="P99"><text:span text:style-name="T45">h</text:span><text:span text:style-name="T44">our + number of minutes</text:span></text:p>
              </text:list-item>
            </text:list>
            <text:p text:style-name="P19"/>
            <text:p text:style-name="P19">Minutes to the hour</text:p>
            <text:p text:style-name="P19">差 before the number of minutes or the number of quarters</text:p>
          </table:table-cell>
          <table:table-cell table:style-name="Table1.C2" office:value-type="string">
            <text:p text:style-name="P41"><text:span text:style-name="T8">三点一</text:span><text:span text:style-name="T27">刻</text:span></text:p>
            <text:p text:style-name="P49">(sān diǎn yī kè, 3:15) a quarter past three </text:p>
            <text:p text:style-name="P51">三点十五分</text:p>
            <text:p text:style-name="P51">sān diǎn shíwǔ fēn<text:span text:style-name="T46">. 3:15</text:span></text:p>
            <text:p text:style-name="P51"/>
            <text:p text:style-name="P51">七点<text:span text:style-name="T25">差</text:span>十分</text:p>
            <text:p text:style-name="P50">qī diǎn chà shífēn ten to seven</text:p>
            <text:p text:style-name="P52">6:50</text:p>
          </table:table-cell>
        </table:table-row>
        <table:table-row table:style-name="Table1.7">
          <table:table-cell table:style-name="Table1.A2" office:value-type="string">
            <text:p text:style-name="P74">There is/are something at location</text:p>
          </table:table-cell>
          <table:table-cell table:style-name="Table1.A2" office:value-type="string">
            <text:p text:style-name="P19">Location + 有 + object`</text:p>
            <text:p text:style-name="P19">to negate, use 没有 </text:p>
          </table:table-cell>
          <table:table-cell table:style-name="Table1.C2" office:value-type="string">
            <text:p text:style-name="P41"><text:span text:style-name="T8">树上</text:span><text:span text:style-name="T27">有</text:span><text:span text:style-name="T8">六只鸟。</text:span></text:p>
            <text:p text:style-name="P37"><text:span text:style-name="T11">Shù shàng </text:span><text:span text:style-name="T29">yǒu</text:span><text:span text:style-name="T20"> </text:span><text:span text:style-name="T11">liù zhī niǎo. </text:span><text:span text:style-name="T29">There are</text:span><text:span text:style-name="T20"> </text:span><text:span text:style-name="T11">six birds in the tree. </text:span></text:p>
            <text:p text:style-name="P37"><text:span text:style-name="T12">车里</text:span><text:span text:style-name="T30">有</text:span><text:span text:style-name="T12">一只狗。</text:span></text:p>
            <text:p text:style-name="P37"><text:span text:style-name="T11">Chē lǐ </text:span><text:span text:style-name="T29">yǒu</text:span><text:span text:style-name="T20"> </text:span><text:span text:style-name="T11">yì zhī gǒu. </text:span><text:span text:style-name="T29">There is</text:span><text:span text:style-name="T20"> </text:span><text:span text:style-name="T11">a dog in the car. </text:span></text:p>
          </table:table-cell>
        </table:table-row>
        <table:table-row table:style-name="Table1.7">
          <table:table-cell table:style-name="Table1.A2" office:value-type="string">
            <text:p text:style-name="P74">Specifying duration of an activity</text:p>
          </table:table-cell>
          <table:table-cell table:style-name="Table1.A2" office:value-type="string">
            <text:p text:style-name="P19">Verb + amount of time </text:p>
            <text:p text:style-name="P19">小时 xiao3shi2: hour</text:p>
            <text:p text:style-name="P19"/>
            <text:p text:style-name="P22">If the verb has an object (eg 跳舞, 跑步, 游泳) then add le after the first part, then the amount of time + de + the second part.</text:p>
          </table:table-cell>
          <table:table-cell table:style-name="Table1.C2" office:value-type="string">
            <text:p text:style-name="P41"><text:span text:style-name="T8">每个星期我</text:span><text:span text:style-name="T27">工作</text:span><text:span text:style-name="T49">四十个小时</text:span><text:span text:style-name="T8">。</text:span></text:p>
            <text:p text:style-name="P37"><text:span text:style-name="T11">Měi ge xīngqí wǒ </text:span><text:span text:style-name="T29">gōngzuò</text:span><text:span text:style-name="T20"> </text:span><text:span text:style-name="T50">sìshí gè xiǎoshí</text:span><text:span text:style-name="T11">. Every week, I </text:span><text:span text:style-name="T29">work</text:span><text:span text:style-name="T20"> </text:span><text:span text:style-name="T11">for </text:span><text:span text:style-name="T50">40 hours</text:span><text:span text:style-name="T11">.</text:span><text:span text:style-name="T12">昨天为什么你</text:span><text:span text:style-name="T30">没有</text:span><text:span text:style-name="T12">来工作？</text:span></text:p>
            <text:p text:style-name="P37"><text:span text:style-name="T11">Zuótiān wèishéme nǐ </text:span><text:span text:style-name="T29">méiyǒu</text:span><text:span text:style-name="T20"> </text:span><text:span text:style-name="T11">lái gōngzuò? Why </text:span><text:span text:style-name="T29">didn't</text:span><text:span text:style-name="T20"> </text:span><text:span text:style-name="T11">you come to work yesterday? </text:span></text:p>
          </table:table-cell>
        </table:table-row>
        <table:table-row table:style-name="Table1.7">
          <table:table-cell table:style-name="Table1.A2" office:value-type="string">
            <text:p text:style-name="P75">Saying that you have done somethihng</text:p>
          </table:table-cell>
          <table:table-cell table:style-name="Table1.A2" office:value-type="string">
            <text:p text:style-name="P22">action + 过</text:p>
          </table:table-cell>
          <table:table-cell table:style-name="Table1.C2" office:value-type="string">
            <text:p text:style-name="P41"><text:span text:style-name="T8">你看</text:span><text:span text:style-name="T27">过</text:span><text:span text:style-name="T8">那本书吗？</text:span></text:p>
            <text:p text:style-name="P37"><text:soft-page-break/><text:span text:style-name="T11">Nǐ kàn </text:span><text:span text:style-name="T29">guo</text:span><text:span text:style-name="T20"> </text:span><text:span text:style-name="T11">nà běn shū ma? Have you read that book? </text:span></text:p>
          </table:table-cell>
        </table:table-row>
        <table:table-row table:style-name="Table1.7">
          <table:table-cell table:style-name="Table1.A2" office:value-type="string">
            <text:p text:style-name="P76">Change in situation</text:p>
          </table:table-cell>
          <table:table-cell table:style-name="Table1.A2" office:value-type="string">
            <text:p text:style-name="P23">New situation + 了</text:p>
          </table:table-cell>
          <table:table-cell table:style-name="Table1.C2" office:value-type="string">
            <text:p text:style-name="P41"><text:span text:style-name="T8">我今天生病</text:span><text:span text:style-name="T27">了</text:span><text:span text:style-name="T8">。</text:span></text:p>
            <text:p text:style-name="P49">Wǒ jīntiān shēngbìng le. I am sick today. </text:p>
          </table:table-cell>
        </table:table-row>
        <table:table-row table:style-name="Table1.7">
          <table:table-cell table:style-name="Table1.A2" office:value-type="string">
            <text:p text:style-name="P76">Completed actions</text:p>
          </table:table-cell>
          <table:table-cell table:style-name="Table1.A2" office:value-type="string">
            <text:p text:style-name="P23">Action + 了</text:p>
          </table:table-cell>
          <table:table-cell table:style-name="Table1.C2" office:value-type="string">
            <text:p text:style-name="P41"><text:span text:style-name="T8">他喝</text:span><text:span text:style-name="T27">了</text:span><text:span text:style-name="T8">咖啡</text:span></text:p>
            <text:p text:style-name="P61">He drank coffee</text:p>
          </table:table-cell>
        </table:table-row>
        <table:table-row table:style-name="Table1.7">
          <table:table-cell table:style-name="Table1.A2" office:value-type="string">
            <text:p text:style-name="P77">doing something together with someone</text:p>
          </table:table-cell>
          <table:table-cell table:style-name="Table1.A2" office:value-type="string">
            <text:p text:style-name="P23">根<text:span text:style-name="T53"> + person + 一起 <text:s/>+ action</text:span></text:p>
            <text:p text:style-name="P23">根<text:span text:style-name="T53"> gen1 - with</text:span></text:p>
            <text:p text:style-name="P23">一起<text:span text:style-name="T53"> yi4qi3 - together</text:span></text:p>
            <text:p text:style-name="P23"/>
          </table:table-cell>
          <table:table-cell table:style-name="Table1.C2" office:value-type="string">
            <text:p text:style-name="P41"><text:span text:style-name="T8">我可以</text:span><text:span text:style-name="T27">跟</text:span><text:span text:style-name="T8">我的朋友</text:span><text:span text:style-name="T49">一起</text:span><text:span text:style-name="T8">来吗？</text:span><text:span text:style-name="T20"> </text:span><text:span text:style-name="T11">Wǒ kéyǐ gēn wǒ de péngyǒu yìqǐ lái ma? Can my friend come with me?</text:span></text:p>
          </table:table-cell>
        </table:table-row>
        <table:table-row table:style-name="Table1.7">
          <table:table-cell table:style-name="Table1.A2" office:value-type="string">
            <text:p text:style-name="P77">Can do, to be able to do</text:p>
          </table:table-cell>
          <table:table-cell table:style-name="Table1.A2" office:value-type="string">
            <text:p text:style-name="P23">能<text:span text:style-name="T53"> "can"</text:span></text:p>
            <text:p text:style-name="P23">可以</text:p>
          </table:table-cell>
          <table:table-cell table:style-name="Table1.C2" office:value-type="string">
            <text:p text:style-name="P41"/>
          </table:table-cell>
        </table:table-row>
        <table:table-row table:style-name="Table1.7">
          <table:table-cell table:style-name="Table1.A2" office:value-type="string">
            <text:p text:style-name="P78">Something happened later than an expected time</text:p>
          </table:table-cell>
          <table:table-cell table:style-name="Table1.A2" office:value-type="string">
            <text:p text:style-name="P24">time + 才 + verb</text:p>
            <text:p text:style-name="P24">才 cai2</text:p>
          </table:table-cell>
          <table:table-cell table:style-name="Table1.C2" office:value-type="string">
            <text:p text:style-name="P41"><text:span text:style-name="T8">她今天早上两点</text:span><text:span text:style-name="T27">才</text:span><text:span text:style-name="T8">回家。</text:span></text:p>
            <text:p text:style-name="P37"><text:span text:style-name="T11">Tā jīntiān zǎoshang liǎng diǎn </text:span><text:span text:style-name="T29">cái</text:span><text:span text:style-name="T20"> </text:span><text:span text:style-name="T11">huí jiā. She didn’t come home until 2 a.m. this morning.</text:span></text:p>
          </table:table-cell>
        </table:table-row>
        <table:table-row table:style-name="Table1.7">
          <table:table-cell table:style-name="Table1.A2" office:value-type="string">
            <text:p text:style-name="P78">Completing an action</text:p>
          </table:table-cell>
          <table:table-cell table:style-name="Table1.A2" office:value-type="string">
            <text:p text:style-name="P24">verb + 完</text:p>
            <text:p text:style-name="P24">完 wan2</text:p>
            <text:p text:style-name="P24"/>
            <text:p text:style-name="P24">The action is already complete:</text:p>
            <text:p text:style-name="P24">verb + 完 + 了</text:p>
          </table:table-cell>
          <table:table-cell table:style-name="Table1.C2" office:value-type="string">
            <text:p text:style-name="P41"><text:span text:style-name="T8">请</text:span><text:span text:style-name="T27">喝完</text:span><text:span text:style-name="T8">你的咖啡。</text:span></text:p>
            <text:p text:style-name="P37"><text:span text:style-name="T11">Qǐng </text:span><text:span text:style-name="T29">hē wán</text:span><text:span text:style-name="T20"> </text:span><text:span text:style-name="T11">nǐ de kāfēi. Please </text:span><text:span text:style-name="T29">finish drinking</text:span><text:span text:style-name="T20"> </text:span><text:span text:style-name="T11">your coffee.</text:span></text:p>
            <text:p text:style-name="P49"/>
            <text:p text:style-name="P37"><text:span text:style-name="T12">我吃</text:span><text:span text:style-name="T30">完了</text:span><text:span text:style-name="T12">早饭。</text:span></text:p>
            <text:p text:style-name="P37"><text:span text:style-name="T11">Wǒ chī </text:span><text:span text:style-name="T29">wán le</text:span><text:span text:style-name="T20"> </text:span><text:span text:style-name="T11">zǎofàn. I’ve </text:span><text:span text:style-name="T29">finished</text:span><text:span text:style-name="T20"> </text:span><text:span text:style-name="T11">eating breakfast</text:span></text:p>
            <text:p text:style-name="P49"/>
            <text:p text:style-name="P37"><text:span text:style-name="T12">我已经</text:span><text:span text:style-name="T30">看完了</text:span><text:span text:style-name="T12">这本书。</text:span></text:p>
            <text:p text:style-name="P37"><text:span text:style-name="T11">Wǒ yǐjīng kàn wán le zhè běn shū. I </text:span><text:span text:style-name="T29">have</text:span><text:span text:style-name="T20"> </text:span><text:span text:style-name="T11">already </text:span><text:span text:style-name="T29">finished reading</text:span><text:span text:style-name="T20"> </text:span><text:span text:style-name="T11">this book.</text:span></text:p>
          </table:table-cell>
        </table:table-row>
        <table:table-row table:style-name="Table1.7">
          <table:table-cell table:style-name="Table1.A2" office:value-type="string">
            <text:p text:style-name="P78">Please do something</text:p>
          </table:table-cell>
          <table:table-cell table:style-name="Table1.A2" office:value-type="string">
            <text:p text:style-name="P24">清 + verb</text:p>
            <text:p text:style-name="P24">清 qing3, please</text:p>
          </table:table-cell>
          <table:table-cell table:style-name="Table1.C2" office:value-type="string">
            <text:p text:style-name="P41"/>
          </table:table-cell>
        </table:table-row>
        <table:table-row table:style-name="Table1.7">
          <table:table-cell table:style-name="Table1.A2" office:value-type="string">
            <text:p text:style-name="P79">Comparisons</text:p>
          </table:table-cell>
          <table:table-cell table:style-name="Table1.A2" office:value-type="string">
            <text:p text:style-name="P25">object1 + 比 + object2 + adjective</text:p>
            <text:p text:style-name="P25"/>
            <text:p text:style-name="P25">dont need 很before the adjective.</text:p>
            <text:p text:style-name="P25">the first objects 'beats' the second object in being whatever the adjective is.</text:p>
          </table:table-cell>
          <table:table-cell table:style-name="Table1.C2" office:value-type="string">
            <text:p text:style-name="P55">你的裙子<text:span text:style-name="T25">比</text:span>我的<text:span text:style-name="T47">漂亮</text:span></text:p>
            <text:p text:style-name="P37"><text:span text:style-name="T8">。</text:span><text:span text:style-name="T20"> </text:span><text:span text:style-name="T11">Nǐ de qúnzi </text:span><text:span text:style-name="T29">bǐ</text:span><text:span text:style-name="T20"> </text:span><text:span text:style-name="T11">wǒ de </text:span><text:span text:style-name="T50">piàoliang</text:span><text:span text:style-name="T11">. Your dress is </text:span><text:span text:style-name="T50">prettier</text:span><text:span text:style-name="T20"> </text:span><text:span text:style-name="T29">than</text:span><text:span text:style-name="T20"> </text:span><text:span text:style-name="T11">mine.</text:span></text:p>
          </table:table-cell>
        </table:table-row>
        <text:soft-page-break/>
        <table:table-row table:style-name="Table1.7">
          <table:table-cell table:style-name="Table1.A2" office:value-type="string">
            <text:p text:style-name="P80">Expressing a brief action</text:p>
          </table:table-cell>
          <table:table-cell table:style-name="Table1.A2" office:value-type="string">
            <text:p text:style-name="P26">repeat the verb twice in a row to show a brief casual action</text:p>
          </table:table-cell>
          <table:table-cell table:style-name="Table1.C2" office:value-type="string">
            <text:p text:style-name="P55">我随便<text:span text:style-name="T25">看看</text:span>。</text:p>
            <text:p text:style-name="P37"><text:span text:style-name="T11">Wǒ zhǐshì suíbiàn </text:span><text:span text:style-name="T29">kànkan</text:span><text:span text:style-name="T11">. I’m </text:span><text:span text:style-name="T29">just looking</text:span><text:span text:style-name="T11">. </text:span><text:span text:style-name="T15">literally: "I'm looking however I like"</text:span></text:p>
          </table:table-cell>
        </table:table-row>
        <table:table-row table:style-name="Table1.7">
          <table:table-cell table:style-name="Table1.A2" office:value-type="string">
            <text:p text:style-name="P80">Connecting two adectives for compounding effect (both positive or negative)</text:p>
          </table:table-cell>
          <table:table-cell table:style-name="Table1.A2" office:value-type="string">
            <text:p text:style-name="P27">+ 又<text:span text:style-name="T54"> </text:span>adj1 + 又<text:span text:style-name="T54"> + adj2</text:span></text:p>
          </table:table-cell>
          <table:table-cell table:style-name="Table1.C2" office:value-type="string">
            <text:p text:style-name="P55">她的头发<text:span text:style-name="T25">又</text:span>黑<text:span text:style-name="T25">又</text:span>好看。</text:p>
            <text:p text:style-name="P37"><text:span text:style-name="T11">Tā de tóufǎ </text:span><text:span text:style-name="T29">yòu</text:span><text:span text:style-name="T20"> </text:span><text:span text:style-name="T11">hēi </text:span><text:span text:style-name="T29">yòu</text:span><text:span text:style-name="T20"> </text:span><text:span text:style-name="T11">hǎokàn. Her hair is </text:span><text:span text:style-name="T29">both</text:span><text:span text:style-name="T20"> </text:span><text:span text:style-name="T11">black </text:span><text:span text:style-name="T29">and</text:span><text:span text:style-name="T20"> </text:span><text:span text:style-name="T11">nice.</text:span></text:p>
            <text:p text:style-name="P37"><text:span text:style-name="T12">这个苹果</text:span><text:span text:style-name="T30">又</text:span><text:span text:style-name="T12">大</text:span><text:span text:style-name="T30">又</text:span><text:span text:style-name="T12">好吃。</text:span></text:p>
            <text:p text:style-name="P37"><text:span text:style-name="T11">Zhè ge píngguǒ </text:span><text:span text:style-name="T29">yòu</text:span><text:span text:style-name="T20"> </text:span><text:span text:style-name="T11">dà </text:span><text:span text:style-name="T29">yòu</text:span><text:span text:style-name="T20"> </text:span><text:span text:style-name="T11">hàochī. This apple is </text:span><text:span text:style-name="T29">both</text:span><text:span text:style-name="T20"> </text:span><text:span text:style-name="T11">big </text:span><text:span text:style-name="T29">and</text:span><text:span text:style-name="T20"> </text:span><text:span text:style-name="T11">tasty.</text:span></text:p>
          </table:table-cell>
        </table:table-row>
        <table:table-row table:style-name="Table1.7">
          <table:table-cell table:style-name="Table1.A2" office:value-type="string">
            <text:p text:style-name="P81">Expressing distance between two places (far, close)</text:p>
          </table:table-cell>
          <table:table-cell table:style-name="Table1.A2" office:value-type="string">
            <text:p text:style-name="P28">location1 + 离 (li2 "from")+ location2 + description of distance:</text:p>
            <text:list xml:id="list3720848474" text:style-name="L5">
              <text:list-item>
                <text:p text:style-name="P95">近 jin4 (close)</text:p>
              </text:list-item>
              <text:list-item>
                <text:p text:style-name="P95">元 yuan3 (far)</text:p>
              </text:list-item>
            </text:list>
          </table:table-cell>
          <table:table-cell table:style-name="Table1.C2" office:value-type="string">
            <text:p text:style-name="P43"><text:span text:style-name="T8">酒店</text:span><text:span text:style-name="T27">离</text:span><text:span text:style-name="T8">饭馆</text:span><text:span text:style-name="T49">太远</text:span><text:span text:style-name="T8">了！​</text:span></text:p>
            <text:p text:style-name="P43"><text:span text:style-name="T11">Jiǔdiàn </text:span><text:span text:style-name="T29">lí</text:span><text:span text:style-name="T20"> </text:span><text:span text:style-name="T11">fànguǎn </text:span><text:span text:style-name="T50">tài yuǎn</text:span><text:span text:style-name="T20"> </text:span><text:span text:style-name="T11">le!</text:span></text:p>
            <text:p text:style-name="P43"><text:span text:style-name="T16">the hotel is too far from the restaurant</text:span><text:span text:style-name="T11">​</text:span></text:p>
          </table:table-cell>
        </table:table-row>
        <table:table-row table:style-name="Table1.7">
          <table:table-cell table:style-name="Table1.A2" office:value-type="string">
            <text:p text:style-name="P81">Need to do something</text:p>
          </table:table-cell>
          <table:table-cell table:style-name="Table1.A2" office:value-type="string">
            <text:p text:style-name="P28">得 (dei3) + verb</text:p>
          </table:table-cell>
          <table:table-cell table:style-name="Table1.C2" office:value-type="string">
            <text:p text:style-name="P43"><text:span text:style-name="T8">我们</text:span><text:span text:style-name="T27">得</text:span><text:span text:style-name="T8">买火车票。</text:span><text:span text:style-name="T20">​</text:span></text:p>
            <text:p text:style-name="P37"><text:span text:style-name="T11">Wǒmen </text:span><text:span text:style-name="T29">děi</text:span><text:span text:style-name="T20"> </text:span><text:span text:style-name="T11">mǎi huǒchē piào.​ We </text:span><text:span text:style-name="T29">need to</text:span><text:span text:style-name="T20"> </text:span><text:span text:style-name="T11">buy train tickets.​ ​</text:span></text:p>
          </table:table-cell>
        </table:table-row>
        <table:table-row table:style-name="Table1.7">
          <table:table-cell table:style-name="Table1.A2" office:value-type="string">
            <text:p text:style-name="P81">Asking how &lt;adjective&gt; something is</text:p>
          </table:table-cell>
          <table:table-cell table:style-name="Table1.A2" office:value-type="string">
            <text:p text:style-name="P28">有多 + adjective </text:p>
          </table:table-cell>
          <table:table-cell table:style-name="Table1.C2" office:value-type="string">
            <text:p text:style-name="P43"><text:span text:style-name="T8">明天会</text:span><text:span text:style-name="T27">有多</text:span><text:span text:style-name="T49">冷</text:span><text:span text:style-name="T8">？</text:span><text:span text:style-name="T20">​</text:span></text:p>
            <text:p text:style-name="P43"><text:span text:style-name="T11">Míngtiān huì </text:span><text:span text:style-name="T29">yǒu duō</text:span><text:span text:style-name="T20"> </text:span><text:span text:style-name="T50">lěng</text:span><text:span text:style-name="T11">?​ </text:span></text:p>
            <text:p text:style-name="P43"><text:span text:style-name="T29">How</text:span><text:span text:style-name="T20"> </text:span><text:span text:style-name="T50">cold</text:span><text:span text:style-name="T20"> </text:span><text:span text:style-name="T11">will it be tomorrow?​</text:span></text:p>
            <text:p text:style-name="P43"/>
          </table:table-cell>
        </table:table-row>
        <table:table-row table:style-name="Table1.7">
          <table:table-cell table:style-name="Table1.A2" office:value-type="string">
            <text:p text:style-name="P81">When an event happens ... </text:p>
          </table:table-cell>
          <table:table-cell table:style-name="Table1.A2" office:value-type="string">
            <text:p text:style-name="P28">Add 时候 (shi2hou4) to the event</text:p>
          </table:table-cell>
          <table:table-cell table:style-name="Table1.C2" office:value-type="string">
            <text:p text:style-name="P43"><text:span text:style-name="T8">下雪</text:span><text:span text:style-name="T27">的时候</text:span><text:span text:style-name="T8">，这里很漂亮。</text:span><text:span text:style-name="T20">​</text:span></text:p>
            <text:p text:style-name="P37"><text:span text:style-name="T11">Xià xuě </text:span><text:span text:style-name="T29">de shíhou</text:span><text:span text:style-name="T11">, zhèlǐ hěn piàoliang.​ </text:span><text:span text:style-name="T29">When</text:span><text:span text:style-name="T20"> </text:span><text:span text:style-name="T11">it snows, it is beautiful here.​</text:span></text:p>
          </table:table-cell>
        </table:table-row>
        <table:table-row table:style-name="Table1.7">
          <table:table-cell table:style-name="Table1.A2" office:value-type="string">
            <text:p text:style-name="P81">Saying that something is ongoing</text:p>
          </table:table-cell>
          <table:table-cell table:style-name="Table1.A2" office:value-type="string">
            <text:p text:style-name="P28">verb + 着</text:p>
          </table:table-cell>
          <table:table-cell table:style-name="Table1.C2" office:value-type="string">
            <text:p text:style-name="P56">​</text:p>
            <text:p text:style-name="P37"><text:span text:style-name="T8">她在</text:span><text:span text:style-name="T49">等</text:span><text:span text:style-name="T27">着</text:span><text:span text:style-name="T8">我们。</text:span><text:span text:style-name="T20">​</text:span></text:p>
            <text:p text:style-name="P37"><text:span text:style-name="T11">Tā zài děng </text:span><text:span text:style-name="T29">zhe</text:span><text:span text:style-name="T20"> </text:span><text:span text:style-name="T11">wǒmen.​ She is waiting for us.​</text:span></text:p>
          </table:table-cell>
        </table:table-row>
        <table:table-row table:style-name="Table1.7">
          <table:table-cell table:style-name="Table1.A2" office:value-type="string">
            <text:p text:style-name="P82">If... </text:p>
          </table:table-cell>
          <table:table-cell table:style-name="Table1.A2" office:value-type="string">
            <text:p text:style-name="P29">如果 + condition ... result</text:p>
            <text:p text:style-name="P29"/>
            <text:p text:style-name="P29">如果 ru2guo3</text:p>
            <text:p text:style-name="P29"/>
            <text:p text:style-name="P29">if in formal setting then must add 就 jiu4 before the result.</text:p>
          </table:table-cell>
          <table:table-cell table:style-name="Table1.C2" office:value-type="string">
            <text:p text:style-name="P56"/>
          </table:table-cell>
        </table:table-row>
        <table:table-row table:style-name="Table1.7">
          <table:table-cell table:style-name="Table1.A2" office:value-type="string">
            <text:p text:style-name="P82">Never do something</text:p>
          </table:table-cell>
          <table:table-cell table:style-name="Table1.A2" office:value-type="string">
            <text:p text:style-name="P29">从来不 cong2lai2bu4 + verb</text:p>
          </table:table-cell>
          <table:table-cell table:style-name="Table1.C2" office:value-type="string">
            <text:p text:style-name="P56"><text:span text:style-name="T52">他</text:span><text:span text:style-name="T26">从来不</text:span><text:span text:style-name="T48">喝</text:span><text:span text:style-name="T52">酒。</text:span>​</text:p>
            <text:p text:style-name="P37"><text:span text:style-name="T11">Tā </text:span><text:span text:style-name="T29">cónglái bù</text:span><text:span text:style-name="T20"> </text:span><text:span text:style-name="T50">hē</text:span><text:span text:style-name="T11">jiǔ.​ He </text:span><text:span text:style-name="T29">never</text:span><text:span text:style-name="T20"> </text:span><text:soft-page-break/><text:span text:style-name="T50">drinks</text:span><text:span text:style-name="T20"> </text:span><text:span text:style-name="T11">alcohol.​ ​</text:span></text:p>
          </table:table-cell>
        </table:table-row>
        <table:table-row table:style-name="Table1.7">
          <table:table-cell table:style-name="Table1.A2" office:value-type="string">
            <text:p text:style-name="P82">But</text:p>
          </table:table-cell>
          <table:table-cell table:style-name="Table1.A2" office:value-type="string">
            <text:p text:style-name="P29">但是 (dan4shi4) + sentence</text:p>
            <text:p text:style-name="P29">for formal settings, start the sentence with 虽然 sui1ran2 (although)</text:p>
            <text:p text:style-name="P29"/>
            <text:p text:style-name="P29">although Y is true, <text:span text:style-name="T55">but </text:span>X is true</text:p>
          </table:table-cell>
          <table:table-cell table:style-name="Table1.C2" office:value-type="string">
            <text:p text:style-name="P56"><text:span text:style-name="T33">虽然</text:span><text:span text:style-name="T57">那条裤子很便宜，</text:span></text:p>
            <text:p text:style-name="P62"><text:span text:style-name="T61">但是</text:span><text:span text:style-name="T58">不舒服。</text:span><text:span text:style-name="T59">​</text:span></text:p>
            <text:p text:style-name="P62"><text:span text:style-name="T60">Suīrán nà tiáo kùzi hěn piányí, </text:span><text:span text:style-name="T62">dànshì</text:span><text:span text:style-name="T59"> </text:span><text:span text:style-name="T60">bú shūfú.​</text:span></text:p>
          </table:table-cell>
        </table:table-row>
        <table:table-row table:style-name="Table1.7">
          <table:table-cell table:style-name="Table1.A2" office:value-type="string">
            <text:p text:style-name="P83">The &lt;adjective&gt; one</text:p>
          </table:table-cell>
          <table:table-cell table:style-name="Table1.A2" office:value-type="string">
            <text:p text:style-name="P30">Drop the noun </text:p>
            <text:p text:style-name="P30"/>
            <text:p text:style-name="P30">&lt;adjective&gt; + 的 </text:p>
          </table:table-cell>
          <table:table-cell table:style-name="Table1.C2" office:value-type="string">
            <text:p text:style-name="P56"><text:span text:style-name="T57">我不喜欢黄</text:span><text:span text:style-name="T33">的</text:span><text:span text:style-name="T57">，我喜欢白</text:span><text:span text:style-name="T33">的</text:span><text:span text:style-name="T57">。</text:span><text:span text:style-name="T56">​</text:span></text:p>
            <text:p text:style-name="P63"><text:span text:style-name="T60">Wǒ bù xǐhuān huáng </text:span><text:span text:style-name="T34">de</text:span><text:span text:style-name="T60">, wǒ xǐhuān bái </text:span><text:span text:style-name="T34">de</text:span><text:span text:style-name="T60">.​ </text:span></text:p>
            <text:p text:style-name="P63"><text:span text:style-name="T60">I don't like the yellow </text:span><text:span text:style-name="T34">one</text:span><text:span text:style-name="T60">, I like the white </text:span><text:span text:style-name="T34">one</text:span><text:span text:style-name="T60">.​</text:span></text:p>
          </table:table-cell>
        </table:table-row>
        <table:table-row table:style-name="Table1.7">
          <table:table-cell table:style-name="Table1.A2" office:value-type="string">
            <text:p text:style-name="P83">Not only ... but also ...</text:p>
          </table:table-cell>
          <table:table-cell table:style-name="Table1.A2" office:value-type="string">
            <text:p text:style-name="P30">不但 + adj1 + 而且 adj2</text:p>
            <text:p text:style-name="P30">不但 bu2dan4 (not only)</text:p>
            <text:p text:style-name="P30">而且 er2qie3 (but also)</text:p>
            <text:p text:style-name="P30"/>
            <text:p text:style-name="P30"/>
          </table:table-cell>
          <table:table-cell table:style-name="Table1.C2" office:value-type="string">
            <text:p text:style-name="P56"><text:span text:style-name="T52">她</text:span><text:span text:style-name="T26">不但</text:span><text:span text:style-name="T52">聪明，</text:span><text:span text:style-name="T48">而且</text:span><text:span text:style-name="T52">漂亮。</text:span>​</text:p>
            <text:p text:style-name="P37"><text:span text:style-name="T11">Tā </text:span><text:span text:style-name="T29">búdàn</text:span><text:span text:style-name="T20"> </text:span><text:span text:style-name="T11">cōngmíng, </text:span><text:span text:style-name="T50">érqiě</text:span><text:span text:style-name="T20"> </text:span><text:span text:style-name="T11">piàoliang.​ She is </text:span><text:span text:style-name="T29">not only</text:span><text:span text:style-name="T20"> </text:span><text:span text:style-name="T11">smart, </text:span><text:span text:style-name="T50">but also</text:span><text:span text:style-name="T20"> </text:span><text:span text:style-name="T11">beautiful.​</text:span></text:p>
          </table:table-cell>
        </table:table-row>
        <table:table-row table:style-name="Table1.7">
          <table:table-cell table:style-name="Table1.A2" office:value-type="string">
            <text:p text:style-name="P83">Give something to someone</text:p>
          </table:table-cell>
          <table:table-cell table:style-name="Table1.A2" office:value-type="string">
            <text:p text:style-name="P30">送<text:span text:style-name="T63"> song4: to give</text:span></text:p>
            <text:p text:style-name="P30">给 gei3 : to</text:p>
            <text:p text:style-name="P30"/>
          </table:table-cell>
          <table:table-cell table:style-name="Table1.C2" office:value-type="string">
            <text:p text:style-name="P56"><text:span text:style-name="T52">我们</text:span><text:span text:style-name="T26">送</text:span><text:span text:style-name="T52">了礼物</text:span><text:span text:style-name="T48">给</text:span><text:span text:style-name="T52">她。</text:span>​</text:p>
            <text:p text:style-name="P44"><text:span text:style-name="T11">Wǒmen </text:span><text:span text:style-name="T29">sòng</text:span><text:span text:style-name="T20"> </text:span><text:span text:style-name="T11">le lǐwù </text:span><text:span text:style-name="T50">gěi</text:span><text:span text:style-name="T20"> </text:span><text:span text:style-name="T11">tā.​ We </text:span><text:span text:style-name="T29">gave</text:span><text:span text:style-name="T20"> </text:span><text:span text:style-name="T11">a gift </text:span><text:span text:style-name="T50">to</text:span><text:span text:style-name="T20"> </text:span><text:span text:style-name="T11">her.</text:span></text:p>
            <text:p text:style-name="P101"/>
            <text:p text:style-name="P44"><text:span text:style-name="T12">我想买一瓶法国红酒</text:span><text:span text:style-name="T30">送</text:span><text:span text:style-name="T51">给</text:span><text:span text:style-name="T12">他。</text:span><text:span text:style-name="T11">​</text:span></text:p>
            <text:p text:style-name="P37"><text:span text:style-name="T11">Wǒ xiǎng mǎi yì píng fǎguó hóngjiǔ </text:span><text:span text:style-name="T29">sòng</text:span><text:span text:style-name="T20"> </text:span><text:span text:style-name="T50">gěi</text:span><text:span text:style-name="T20"> </text:span><text:span text:style-name="T11">tā.​ I want to buy a bottle of French red wine to </text:span><text:span text:style-name="T29">give</text:span><text:span text:style-name="T20"> </text:span><text:span text:style-name="T50">to</text:span><text:span text:style-name="T20"> </text:span><text:span text:style-name="T11">him. ​​</text:span></text:p>
          </table:table-cell>
        </table:table-row>
        <table:table-row table:style-name="Table1.7">
          <table:table-cell table:style-name="Table1.A2" office:value-type="string">
            <text:p text:style-name="P84">Expressing order</text:p>
          </table:table-cell>
          <table:table-cell table:style-name="Table1.A2" office:value-type="string">
            <text:p text:style-name="P31">第 (di4) + number</text:p>
          </table:table-cell>
          <table:table-cell table:style-name="Table1.C2" office:value-type="string">
            <text:p text:style-name="P56"><text:span text:style-name="T52">他们是</text:span><text:span text:style-name="T26">第一</text:span><text:span text:style-name="T52">！</text:span>​</text:p>
            <text:p text:style-name="P44"><text:span text:style-name="T11">Tāmen shì </text:span><text:span text:style-name="T29">dìyī</text:span><text:span text:style-name="T11">!​ They are </text:span><text:span text:style-name="T29">the first</text:span><text:span text:style-name="T11">!​ </text:span></text:p>
            <text:p text:style-name="P101"/>
            <text:p text:style-name="P44"><text:span text:style-name="T12">这是你</text:span><text:span text:style-name="T30">第二</text:span><text:span text:style-name="T12">次来中国吗？</text:span><text:span text:style-name="T11">​</text:span></text:p>
            <text:p text:style-name="P37"><text:span text:style-name="T11">Zhè shì nǐ </text:span><text:span text:style-name="T29">dìèr</text:span><text:span text:style-name="T20"> </text:span><text:span text:style-name="T11">cì lái Zhōngguó ma?​ Is this </text:span><text:span text:style-name="T29">the second</text:span><text:span text:style-name="T20"> </text:span><text:span text:style-name="T11">time you came to China?​​</text:span></text:p>
          </table:table-cell>
        </table:table-row>
        <table:table-row table:style-name="Table1.7">
          <table:table-cell table:style-name="Table1.A2" office:value-type="string">
            <text:p text:style-name="P85">Something is about to happen</text:p>
          </table:table-cell>
          <table:table-cell table:style-name="Table1.A2" office:value-type="string">
            <text:p text:style-name="P32">快要 (kuai4yao4 - about to) + verb + 了 </text:p>
          </table:table-cell>
          <table:table-cell table:style-name="Table1.C2" office:value-type="string">
            <text:p text:style-name="P56"><text:span text:style-name="T52">比赛</text:span><text:span text:style-name="T26">快要</text:span><text:span text:style-name="T52">开始</text:span><text:span text:style-name="T26">了</text:span><text:span text:style-name="T52">！</text:span>​</text:p>
            <text:p text:style-name="P45"><text:span text:style-name="T11">Bǐsài </text:span><text:span text:style-name="T29">kuàiyào</text:span><text:span text:style-name="T20"> </text:span><text:span text:style-name="T11">kāishǐ </text:span><text:span text:style-name="T29">le</text:span><text:span text:style-name="T11">!​ The game is </text:span><text:span text:style-name="T29">about to</text:span><text:span text:style-name="T20"> </text:span><text:span text:style-name="T11">start!</text:span></text:p>
            <text:p text:style-name="P102"/>
            <text:p text:style-name="P45"><text:span text:style-name="T30">快要</text:span><text:span text:style-name="T12">下雨</text:span><text:span text:style-name="T30">了</text:span><text:span text:style-name="T12">！</text:span><text:span text:style-name="T11">​</text:span></text:p>
            <text:p text:style-name="P37"><text:span text:style-name="T29">Kuàiyào</text:span><text:span text:style-name="T20"> </text:span><text:span text:style-name="T11">xià yǔ </text:span><text:span text:style-name="T29">le</text:span><text:span text:style-name="T11">!​ It’s </text:span><text:span text:style-name="T29">about to</text:span><text:span text:style-name="T20"> </text:span><text:soft-page-break/><text:span text:style-name="T11">rain!​​</text:span></text:p>
          </table:table-cell>
        </table:table-row>
        <table:table-row table:style-name="Table1.7">
          <table:table-cell table:style-name="Table1.A2" office:value-type="string">
            <text:p text:style-name="P86">To understand what you read/ see</text:p>
          </table:table-cell>
          <table:table-cell table:style-name="Table1.A2" office:value-type="string">
            <text:p text:style-name="P32">我看懂</text:p>
            <text:p text:style-name="P33">wo3 kan4 dong3</text:p>
            <text:p text:style-name="P33">add dong to kan</text:p>
          </table:table-cell>
          <table:table-cell table:style-name="Table1.C2" office:value-type="string">
            <text:p text:style-name="P56"><text:span text:style-name="T52">我看不</text:span><text:span text:style-name="T26">懂</text:span><text:span text:style-name="T52">。</text:span>​</text:p>
            <text:p text:style-name="P46"><text:span text:style-name="T11">Wǒ kàn bù </text:span><text:span text:style-name="T29">dǒng</text:span><text:span text:style-name="T11">.</text:span></text:p>
            <text:p text:style-name="P46"><text:span text:style-name="T17">I dont understand what I read</text:span><text:span text:style-name="T11">​</text:span></text:p>
          </table:table-cell>
        </table:table-row>
        <table:table-row table:style-name="Table1.7">
          <table:table-cell table:style-name="Table1.A2" office:value-type="string">
            <text:p text:style-name="P86">Omitting<text:span text:style-name="T64"> 的</text:span></text:p>
          </table:table-cell>
          <table:table-cell table:style-name="Table1.A2" office:value-type="string">
            <text:p text:style-name="P34">especially when referencing relationships</text:p>
            <text:p text:style-name="P34"/>
            <text:p text:style-name="P34"/>
            <text:p text:style-name="P34"/>
            <text:p text:style-name="P34"/>
          </table:table-cell>
          <table:table-cell table:style-name="Table1.C2" office:value-type="string">
            <text:p text:style-name="P34">我妈妈</text:p>
            <text:p text:style-name="P34">wo3 ma1ma</text:p>
            <text:p text:style-name="P34"/>
            <text:p text:style-name="P34">他老师</text:p>
            <text:p text:style-name="P34">ta1 lao3shi1</text:p>
            <text:p text:style-name="P34"/>
            <text:p text:style-name="P34">你爷爷</text:p>
            <text:p text:style-name="P104">ni3 ye2ye</text:p>
          </table:table-cell>
        </table:table-row>
        <table:table-row table:style-name="Table1.7">
          <table:table-cell table:style-name="Table1.A2" office:value-type="string">
            <text:p text:style-name="P87">Between/ among</text:p>
          </table:table-cell>
          <table:table-cell table:style-name="Table1.A2" office:value-type="string">
            <text:p text:style-name="P34"/>
            <text:p text:style-name="P34">中间 zhong1jian1 - middle</text:p>
          </table:table-cell>
          <table:table-cell table:style-name="Table1.C2" office:value-type="string">
            <text:p text:style-name="P64"><text:span text:style-name="T24">​ </text:span><text:span text:style-name="T8">公园</text:span><text:span text:style-name="T27">在</text:span><text:span text:style-name="T8">图书馆和学校</text:span><text:span text:style-name="T27">中间</text:span><text:span text:style-name="T8">。</text:span><text:span text:style-name="T20">​</text:span></text:p>
            <text:p text:style-name="P47"><text:span text:style-name="T11">Gōngyuán </text:span><text:span text:style-name="T29">zài</text:span><text:span text:style-name="T20"> </text:span><text:span text:style-name="T11">túshū guǎn hé xuéxiào de </text:span><text:span text:style-name="T29">zhōngjiān</text:span><text:span text:style-name="T11">.​ The park is </text:span><text:span text:style-name="T29">between</text:span><text:span text:style-name="T20"> </text:span><text:span text:style-name="T11">the library and the school.</text:span></text:p>
            <text:p text:style-name="P103"/>
            <text:p text:style-name="P47"><text:span text:style-name="T12">站</text:span><text:span text:style-name="T30">在</text:span><text:span text:style-name="T12">你们</text:span><text:span text:style-name="T30">中间</text:span><text:span text:style-name="T12">的人是谁？</text:span><text:span text:style-name="T11">​</text:span></text:p>
            <text:p text:style-name="P37"><text:span text:style-name="T11">Zhàn </text:span><text:span text:style-name="T29">zài</text:span><text:span text:style-name="T20"> </text:span><text:span text:style-name="T11">nǐmen </text:span><text:span text:style-name="T29">zhōngjiān</text:span><text:span text:style-name="T20"> </text:span><text:span text:style-name="T11">de rén shì shuí?​ Who is the person standing </text:span><text:span text:style-name="T29">among</text:span><text:span text:style-name="T20"> </text:span><text:span text:style-name="T11">you all?​</text:span></text:p>
            <text:p text:style-name="P103">​</text:p>
          </table:table-cell>
        </table:table-row>
        <table:table-row table:style-name="Table1.7">
          <table:table-cell table:style-name="Table1.A2" office:value-type="string">
            <text:p text:style-name="P87">Before and after</text:p>
          </table:table-cell>
          <table:table-cell table:style-name="Table1.A2" office:value-type="string">
            <text:p text:style-name="P34">以前 yi3qian2: before</text:p>
            <text:p text:style-name="P34"/>
            <text:p text:style-name="P34">以后 yi3hou4: after</text:p>
          </table:table-cell>
          <table:table-cell table:style-name="Table1.C2" office:value-type="string">
            <text:p text:style-name="P64"><text:span text:style-name="T8">看了电影</text:span><text:span text:style-name="T27">以后</text:span><text:span text:style-name="T8">，我们去喝啤酒吧！</text:span><text:span text:style-name="T20">​</text:span></text:p>
            <text:p text:style-name="P37"><text:span text:style-name="T11">Kàn le diànyǐng </text:span><text:span text:style-name="T29">yǐhòu</text:span><text:span text:style-name="T11">, wǒmen qù hē píjiǔ bā!​ </text:span><text:span text:style-name="T29">After</text:span><text:span text:style-name="T20"> </text:span><text:span text:style-name="T11">watching the movie, let us go drink beers!​</text:span></text:p>
          </table:table-cell>
        </table:table-row>
        <table:table-row table:style-name="Table1.7">
          <table:table-cell table:style-name="Table1.A2" office:value-type="string">
            <text:p text:style-name="P87">Immediately, expressing urgerncy</text:p>
          </table:table-cell>
          <table:table-cell table:style-name="Table1.A2" office:value-type="string">
            <text:p text:style-name="P34">Put 马上 immediately before the action</text:p>
            <text:p text:style-name="P34"/>
            <text:p text:style-name="P34">马上</text:p>
            <text:p text:style-name="P34">ma3shang4</text:p>
          </table:table-cell>
          <table:table-cell table:style-name="Table1.C2" office:value-type="string">
            <text:p text:style-name="P64"><text:span text:style-name="T8">你要</text:span><text:span text:style-name="T27">马上</text:span><text:span text:style-name="T8">睡觉！</text:span></text:p>
            <text:p text:style-name="P37"><text:span text:style-name="T20">​ </text:span><text:span text:style-name="T11">Nǐ yào </text:span><text:span text:style-name="T29">mǎshàng</text:span><text:span text:style-name="T20"> </text:span><text:span text:style-name="T11">shuìjiào!​ You have to sleep </text:span><text:span text:style-name="T29">immediately</text:span><text:span text:style-name="T11">!​ ​</text:span></text:p>
          </table:table-cell>
        </table:table-row>
        <table:table-row table:style-name="Table1.7">
          <table:table-cell table:style-name="Table1.A2" office:value-type="string">
            <text:p text:style-name="P88">Doing things simultaneously</text:p>
          </table:table-cell>
          <table:table-cell table:style-name="Table1.A2" office:value-type="string">
            <text:p text:style-name="P36">Put 一边 (yi4bian1) before the 2 actions</text:p>
          </table:table-cell>
          <table:table-cell table:style-name="Table1.C2" office:value-type="string">
            <text:p text:style-name="P64"/>
          </table:table-cell>
        </table:table-row>
        <table:table-row table:style-name="Table1.7">
          <table:table-cell table:style-name="Table1.A2" office:value-type="string">
            <text:p text:style-name="P88">Command not to do something</text:p>
          </table:table-cell>
          <table:table-cell table:style-name="Table1.A2" office:value-type="string">
            <text:p text:style-name="P36">不要 + action</text:p>
          </table:table-cell>
          <table:table-cell table:style-name="Table1.C2" office:value-type="string">
            <text:p text:style-name="P60"><text:span text:style-name="T66">不要睡觉！ </text:span><text:span text:style-name="T65">Búyào shuìjiào! Don’t sleep!</text:span></text:p>
          </table:table-cell>
        </table:table-row>
        <table:table-row table:style-name="Table1.7">
          <table:table-cell table:style-name="Table1.A2" office:value-type="string">
            <text:p text:style-name="P105">Looks like... </text:p>
          </table:table-cell>
          <table:table-cell table:style-name="Table1.A2" office:value-type="string">
            <text:p text:style-name="P36">看起来</text:p>
          </table:table-cell>
          <table:table-cell table:style-name="Table1.C2" office:value-type="string">
            <text:p text:style-name="P60"/>
          </table:table-cell>
        </table:table-row>
      </table:table>
      <text:p text:style-name="Standard"/>
      <text:p text:style-name="P1"/>
      <text:p text:style-name="P1"/>
      <text:p text:style-name="P20"><text:soft-page-break/>Measure words</text:p>
      <text:list xml:id="list738879264" text:style-name="L6">
        <text:list-item>
          <text:p text:style-name="P96">杯 bei1. cup, glass</text:p>
        </text:list-item>
        <text:list-item>
          <text:p text:style-name="P96">快 kuai4. piece</text:p>
        </text:list-item>
        <text:list-item>
          <text:p text:style-name="P96">碗 wan3. bowl</text:p>
        </text:list-item>
        <text:list-item>
          <text:p text:style-name="P96">位 wei4. people</text:p>
        </text:list-item>
        <text:list-item>
          <text:p text:style-name="P96">只 zhi1. small animals, birds, dogs, cats etc</text:p>
        </text:list-item>
        <text:list-item>
          <text:p text:style-name="P96">本 ben3. books</text:p>
        </text:list-item>
        <text:list-item>
          <text:p text:style-name="P96">张 zhang1. for flat objects: paper, tables</text:p>
        </text:list-item>
        <text:list-item>
          <text:p text:style-name="P97">件 jian4. shirts, jackets. top clothing</text:p>
        </text:list-item>
        <text:list-item>
          <text:p text:style-name="P97">条 tiao2. <text:s/>long and soft object: pants and dresses</text:p>
        </text:list-item>
        <text:list-item>
          <text:p text:style-name="P97">双 shuang1. objects that come in pairs.</text:p>
        </text:list-item>
      </text:list>
      <text:p text:style-name="P21"/>
      <text:p text:style-name="P21"/>
      <text:p text:style-name="P1"/>
      <text:p text:style-name="P1"/>
      <text:p text:style-name="P6">Particles</text:p>
      <text:p text:style-name="P1"/>
      <text:p text:style-name="P11">也,<text:span text:style-name="T3"> </text:span><text:span text:style-name="T1"><text:s/>ye3 – also, too</text:span></text:p>
      <text:p text:style-name="P1">rule: comes before the adjective</text:p>
      <text:p text:style-name="P1">我也很高兴</text:p>
      <text:p text:style-name="P1"/>
      <text:p text:style-name="P1">不, bu4 – not</text:p>
      <text:p text:style-name="P1">rule: comes before the verb to negate it</text:p>
      <text:p text:style-name="P1">also: becomes bu2 before another 4<text:span text:style-name="T4">th</text:span> tone</text:p>
      <text:p text:style-name="P1">我不吃面</text:p>
      <text:p text:style-name="P1"/>
      <text:p text:style-name="P1">们, men – plural marker</text:p>
      <text:p text:style-name="P1">rule: used after words like I, you, he, she, it to make the plural</text:p>
      <text:p text:style-name="P1"/>
      <text:p text:style-name="P1">的, de – ownership</text:p>
      <text:p text:style-name="P1">rule: place before the noun</text:p>
      <text:p text:style-name="P1">我的茶</text:p>
      <text:p text:style-name="P1"/>
      <text:p text:style-name="P1">没有, <text:span text:style-name="T35">mei2you3 – dont have</text:span></text:p>
      <text:p text:style-name="P5">rule: use mei2 instead of bu4 to negate you – to have</text:p>
      <text:p text:style-name="P1"/>
      <text:p text:style-name="P10">喂, <text:span text:style-name="T41">wei2 – hello used over the phone </text:span></text:p>
      <text:p text:style-name="P2"/>
      <text:p text:style-name="P7">Interrogatives</text:p>
      <text:p text:style-name="P7"/>
      <text:p text:style-name="P2">马, ma – yes or no question particle</text:p>
      <text:p text:style-name="P2">rule: at the end of the sentence</text:p>
      <text:p text:style-name="P2">他去吗？</text:p>
      <text:p text:style-name="P2"/>
      <text:p text:style-name="P2"><text:soft-page-break/>什么<text:span text:style-name="T6">， shenme – what question particle, open ended</text:span></text:p>
      <text:p text:style-name="P4">rule: replace the part you are asking about with a question word</text:p>
      <text:p text:style-name="P4">你叫什么？</text:p>
      <text:p text:style-name="P4"/>
      <text:p text:style-name="P4">多少, duoshao – how many/ much</text:p>
      <text:p text:style-name="P4"><text:span text:style-name="T8">你的电话号码是</text:span><text:span text:style-name="T27">多少</text:span><text:span text:style-name="T8">？</text:span></text:p>
      <text:p text:style-name="P37"><text:span text:style-name="T11">Nǐ de diànhuà hàomǎ shì </text:span><text:span text:style-name="T29">duōshǎo</text:span><text:span text:style-name="T11">?</text:span></text:p>
      <text:p text:style-name="P4"/>
      <text:p text:style-name="P2">那，na<text:span text:style-name="T6">4</text:span> – which</text:p>
      <text:p text:style-name="P2">rule: place before the noun</text:p>
      <text:p text:style-name="P2">你是那国人 </text:p>
      <text:p text:style-name="P2"/>
      <text:p text:style-name="P3">那里，na<text:span text:style-name="T35">3li3 </text:span>– <text:span text:style-name="T35">where</text:span></text:p>
      <text:p text:style-name="P3"/>
      <text:p text:style-name="P12"><text:span text:style-name="T2">几</text:span><text:span text:style-name="T37">(jǐ) – </text:span><text:span text:style-name="T38">how many</text:span></text:p>
      <text:p text:style-name="P2"/>
      <text:p text:style-name="P2"/>
      <text:p text:style-name="P2"/>
      <text:p text:style-name="P2"/>
      <text:p text:style-name="P2"/>
      <text:p text:style-name="P8">Preposition</text:p>
      <text:p text:style-name="P8"/>
      <text:p text:style-name="P9">在, zai – used to talk about where something is located</text:p>
      <text:p text:style-name="P9">rule: </text:p>
      <text:list xml:id="list929822697" text:style-name="L7">
        <text:list-item>
          <text:p text:style-name="P91">noun + zai + location = the noun is at location</text:p>
          <text:list>
            <text:list-item>
              <text:p text:style-name="P91"><text:span text:style-name="T8">伦敦不</text:span><text:span text:style-name="T27">在</text:span><text:span text:style-name="T8">美国</text:span><text:span text:style-name="T10">。</text:span></text:p>
            </text:list-item>
          </text:list>
        </text:list-item>
      </text:list>
      <text:p text:style-name="P37"><text:span text:style-name="T11"><text:tab/>Lúndūn bú </text:span><text:span text:style-name="T29">zài</text:span><text:span text:style-name="T20"> </text:span><text:span text:style-name="T11">měiguó. London isn’t in the USA.</text:span></text:p>
      <text:list xml:id="list125636274526094" text:continue-numbering="true" text:style-name="L7">
        <text:list-item>
          <text:p text:style-name="P91">uesd after certain verbs to tell where the action is taking place</text:p>
          <text:list>
            <text:list-item>
              <text:p text:style-name="P91">你住在那里？ （ni zhu zai nar3 – where do you live）</text:p>
            </text:list-item>
            <text:list-item>
              <text:p text:style-name="P91"><text:span text:style-name="T8">你住</text:span><text:span text:style-name="T27">在</text:span><text:span text:style-name="T8">中国吗？</text:span></text:p>
            </text:list-item>
          </text:list>
        </text:list-item>
      </text:list>
      <text:p text:style-name="P37"><text:span text:style-name="T11"><text:tab/>Nǐ zhù </text:span><text:span text:style-name="T29">zài</text:span><text:span text:style-name="T20"> </text:span><text:span text:style-name="T11">Zhōngguò ma? Do you live in China?</text:span>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09:01:25.242985589</meta:creation-date>
    <dc:date>2019-11-28T12:56:34.463274150</dc:date>
    <meta:editing-duration>PT2H48M11S</meta:editing-duration>
    <meta:editing-cycles>20</meta:editing-cycles>
    <meta:generator>LibreOffice/6.0.7.3$Linux_X86_64 LibreOffice_project/00m0$Build-3</meta:generator>
    <meta:document-statistic meta:table-count="1" meta:image-count="0" meta:object-count="0" meta:page-count="11" meta:paragraph-count="378" meta:word-count="2561" meta:character-count="10695" meta:non-whitespace-character-count="8383"/>
  </office:meta>
</office:document-meta>
</file>